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style:style style:name="Table1.Table1" style:family="table">
      <style:table-properties table:border-model="collapsing" table:align="left" style:width="9.531in" fo:text-align="center" style:vertical-align="baseline"/>
    </style:style>
    <style:style style:name="Table1.Cell1" style:family="table-cell">
      <style:table-cell-properties style:width="9.0in" style:text-align-source="fix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erif" style:font-family-asian="serif" style:font-family-complex="serif" fo:font-weight="bold" style:font-weight-asian="bold" style:font-weight-complex="bold" fo:font-size="10.0pt" style:font-size-asian="10.0pt" style:font-size-complex="10.0pt" fo:color="#000000" fo:letter-spacing="0.0in"/>
    </style:style>
    <style:style style:name="P1" style:family="paragraph" style:parent-style-name="Standard" style:master-page-name="Mp-1-1">
      <style:paragraph-properties fo:padding-bottom="0.0in" fo:padding-top="0.0in" fo:padding-left="0.0in" fo:padding-right="0.0in" fo:text-align="center" style:vertical-align="baseline" fo:text-indent="0.0in"/>
      <style:text-properties fo:font-family="serif" style:font-family-asian="serif" style:font-family-complex="serif" fo:font-weight="bold" style:font-weight-asian="bold" style:font-weight-complex="bold" fo:font-size="20.0pt" style:font-size-asian="20.0pt" style:font-size-complex="20.0pt" fo:color="#000000" fo:letter-spacing="0.0in"/>
    </style:style>
    <style:style style:name="T1" style:family="text">
      <style:text-properties fo:font-family="serif" style:font-family-asian="serif" style:font-family-complex="serif" fo:font-weight="bold" style:font-weight-asian="bold" style:font-weight-complex="bold" fo:font-size="20.0pt" style:font-size-asian="20.0pt" style:font-size-complex="20.0pt" fo:color="#000000" fo:letter-spacing="0.0in"/>
    </style:style>
    <style:style style:name="P2" style:family="paragraph" style:parent-style-name="Standard" style:master-page-name="Mp-1-1">
      <style:paragraph-properties fo:padding-bottom="0.0in" fo:padding-top="0.0in" fo:padding-left="0.0in" fo:padding-right="0.0in" fo:text-align="center" style:vertical-align="baseline" fo:text-indent="0.0in"/>
      <style:text-properties fo:font-family="serif" style:font-family-asian="serif" style:font-family-complex="serif" fo:font-weight="bold" style:font-weight-asian="bold" style:font-weight-complex="bold" fo:font-size="20.0pt" style:font-size-asian="20.0pt" style:font-size-complex="20.0pt" fo:color="#000000" fo:letter-spacing="0.0in"/>
    </style:style>
    <style:style style:name="Table2.Table2" style:family="table">
      <style:table-properties table:border-model="collapsing" table:align="left" style:width="9.531in" fo:text-align="center" style:vertical-align="baseline"/>
    </style:style>
    <style:style style:name="Table2.Cell2" style:family="table-cell">
      <style:table-cell-properties style:width="9.0in" style:text-align-source="fix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weight="bold" style:font-weight-asian="bold" style:font-weight-complex="bold" fo:font-size="10.0pt" style:font-size-asian="10.0pt" style:font-size-complex="10.0pt" fo:color="#808080" fo:letter-spacing="0.0in"/>
    </style:style>
    <style:style style:name="P3" style:family="paragraph" style:parent-style-name="Standard">
      <style:paragraph-properties fo:padding-bottom="0.0in" fo:padding-top="0.0in" fo:padding-left="0.0in" fo:padding-right="0.0in" fo:text-align="center" style:vertical-align="baseline" fo:text-indent="0.0in"/>
      <style:text-properties fo:font-family="sans-serif" style:font-family-asian="sans-serif" style:font-family-complex="sans-serif" fo:font-weight="bold" style:font-weight-asian="bold" style:font-weight-complex="bold" fo:font-size="10.0pt" style:font-size-asian="10.0pt" style:font-size-complex="10.0pt" fo:color="#808080" fo:letter-spacing="0.0in"/>
    </style:style>
    <style:style style:name="T2" style:family="text">
      <style:text-properties fo:font-family="sans-serif" style:font-family-asian="sans-serif" style:font-family-complex="sans-serif" fo:font-weight="bold" style:font-weight-asian="bold" style:font-weight-complex="bold" fo:font-size="10.0pt" style:font-size-asian="10.0pt" style:font-size-complex="10.0pt" fo:color="#808080" fo:letter-spacing="0.0in"/>
    </style:style>
    <style:style style:name="P4" style:family="paragraph" style:parent-style-name="Standard">
      <style:paragraph-properties fo:padding-bottom="0.0in" fo:padding-top="0.0in" fo:padding-left="0.0in" fo:padding-right="0.0in" fo:text-align="center" style:vertical-align="baseline" fo:text-indent="0.0in"/>
      <style:text-properties fo:font-family="serif" style:font-family-asian="serif" style:font-family-complex="serif" fo:font-size="10.0pt" style:font-size-asian="10.0pt" style:font-size-complex="10.0pt" fo:color="#808080" fo:letter-spacing="0.0in"/>
    </style:style>
    <style:style style:name="T3" style:family="text">
      <style:text-properties fo:font-family="serif" style:font-family-asian="serif" style:font-family-complex="serif" fo:font-size="10.0pt" style:font-size-asian="10.0pt" style:font-size-complex="10.0pt" fo:color="#808080" fo:letter-spacing="0.0in"/>
    </style:style>
    <style:style style:name="Table3.Table3" style:family="table">
      <style:table-properties table:border-model="collapsing" table:align="left" style:width="9.496in" fo:text-align="start" style:vertical-align="baseline"/>
    </style:style>
    <style:style style:name="Table3.Column1" style:family="table-column">
      <style:table-column-properties style:column-width="0.686in"/>
    </style:style>
    <style:style style:name="Table3.Column2" style:family="table-column">
      <style:table-column-properties style:column-width="0.915in"/>
    </style:style>
    <style:style style:name="Table3.Column3" style:family="table-column">
      <style:table-column-properties style:column-width="1.217in"/>
    </style:style>
    <style:style style:name="Table3.Column4" style:family="table-column">
      <style:table-column-properties style:column-width="0.988in"/>
    </style:style>
    <style:style style:name="Table3.Column5" style:family="table-column">
      <style:table-column-properties style:column-width="0.957in"/>
    </style:style>
    <style:style style:name="Table3.Column6" style:family="table-column">
      <style:table-column-properties style:column-width="1.644in"/>
    </style:style>
    <style:style style:name="Table3.Column7" style:family="table-column">
      <style:table-column-properties style:column-width="1.321in"/>
    </style:style>
    <style:style style:name="Table3.Column8" style:family="table-column">
      <style:table-column-properties style:column-width="0.832in"/>
    </style:style>
    <style:style style:name="Table3.Column9" style:family="table-column">
      <style:table-column-properties style:column-width="0.936in"/>
    </style:style>
    <style:style style:name="Table3.Cell3" style:family="table-cell">
      <style:table-cell-properties style:width="0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P5" style:family="paragraph" style:parent-style-name="Standard">
      <style:paragraph-properties fo:padding-bottom="0.0in" fo:padding-top="0.0in" fo:padding-left="0.0in" fo:padding-right="0.0in" fo:text-align="center" style:vertical-align="baseline" fo:text-indent="0.0in"/>
      <style:text-properties fo:font-family="sans-serif" style:font-family-asian="sans-serif" style:font-family-complex="sans-serif" fo:font-weight="bold" style:font-weight-asian="bold" style:font-weight-complex="bold" fo:font-size="10.0pt" style:font-size-asian="10.0pt" style:font-size-complex="10.0pt" fo:color="#000000" fo:letter-spacing="0.0in"/>
    </style:style>
    <style:style style:name="T4" style:family="text">
      <style:text-properties fo:font-family="sans-serif" style:font-family-asian="sans-serif" style:font-family-complex="sans-serif" fo:font-weight="bold" style:font-weight-asian="bold" style:font-weight-complex="bold" fo:font-size="10.0pt" style:font-size-asian="10.0pt" style:font-size-complex="10.0pt" fo:color="#000000" fo:letter-spacing="0.0in"/>
    </style:style>
    <style:style style:name="Table3.Cell4" style:family="table-cell">
      <style:table-cell-properties style:width="0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5" style:family="table-cell">
      <style:table-cell-properties style:width="1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6" style:family="table-cell">
      <style:table-cell-properties style:width="0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7" style:family="table-cell">
      <style:table-cell-properties style:width="0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8" style:family="table-cell">
      <style:table-cell-properties style:width="1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9" style:family="table-cell">
      <style:table-cell-properties style:width="1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10" style:family="table-cell">
      <style:table-cell-properties style:width="0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11" style:family="table-cell">
      <style:table-cell-properties style:width="0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Row1" style:family="table-row">
      <style:table-row-properties style:min-row-height="0.365in"/>
    </style:style>
    <style:style style:name="Table3.Cell12" style:family="table-cell">
      <style:table-cell-properties style:width="0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P6" style:family="paragraph" style:parent-style-name="Standard">
      <style:paragraph-properties fo:padding-bottom="0.0in" fo:padding-top="0.0in" fo:padding-left="0.0in" fo:padding-right="0.208in"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5" style:family="text"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13" style:family="table-cell">
      <style:table-cell-properties style:width="0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P7" style:family="paragraph" style:parent-style-name="Standard">
      <style:paragraph-properties fo:padding-bottom="0.0in" fo:padding-top="0.0in" fo:padding-left="0.0in" fo:padding-right="0.139in"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6" style:family="text"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14" style:family="table-cell">
      <style:table-cell-properties style:width="1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P8" style:family="paragraph" style:parent-style-name="Standard">
      <style:paragraph-properties fo:padding-bottom="0.0in" fo:padding-top="0.0in" fo:padding-left="0.0in" fo:padding-right="0.0in"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7" style:family="text"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15" style:family="table-cell">
      <style:table-cell-properties style:width="0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16" style:family="table-cell">
      <style:table-cell-properties style:width="0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17" style:family="table-cell">
      <style:table-cell-properties style:width="1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18" style:family="table-cell">
      <style:table-cell-properties style:width="1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19" style:family="table-cell">
      <style:table-cell-properties style:width="0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20" style:family="table-cell">
      <style:table-cell-properties style:width="0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Table4" style:family="table" style:master-page-name="Mp-1-2">
      <style:table-properties table:border-model="collapsing" table:align="left" style:width="9.496in" fo:text-align="start" style:vertical-align="baseline" fo:break-before="page"/>
    </style:style>
    <style:style style:name="Table5.Column10" style:family="table-column">
      <style:table-column-properties style:column-width="0.686in"/>
    </style:style>
    <style:style style:name="Table5.Column11" style:family="table-column">
      <style:table-column-properties style:column-width="0.915in"/>
    </style:style>
    <style:style style:name="Table5.Column12" style:family="table-column">
      <style:table-column-properties style:column-width="1.217in"/>
    </style:style>
    <style:style style:name="Table5.Column13" style:family="table-column">
      <style:table-column-properties style:column-width="0.988in"/>
    </style:style>
    <style:style style:name="Table5.Column14" style:family="table-column">
      <style:table-column-properties style:column-width="0.957in"/>
    </style:style>
    <style:style style:name="Table5.Column15" style:family="table-column">
      <style:table-column-properties style:column-width="1.644in"/>
    </style:style>
    <style:style style:name="Table5.Column16" style:family="table-column">
      <style:table-column-properties style:column-width="1.321in"/>
    </style:style>
    <style:style style:name="Table5.Column17" style:family="table-column">
      <style:table-column-properties style:column-width="0.832in"/>
    </style:style>
    <style:style style:name="Table5.Column18" style:family="table-column">
      <style:table-column-properties style:column-width="0.936in"/>
    </style:style>
    <style:style style:name="Table5.Cell21" style:family="table-cell">
      <style:table-cell-properties style:width="0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22" style:family="table-cell">
      <style:table-cell-properties style:width="0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23" style:family="table-cell">
      <style:table-cell-properties style:width="1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24" style:family="table-cell">
      <style:table-cell-properties style:width="0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25" style:family="table-cell">
      <style:table-cell-properties style:width="0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26" style:family="table-cell">
      <style:table-cell-properties style:width="1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27" style:family="table-cell">
      <style:table-cell-properties style:width="1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28" style:family="table-cell">
      <style:table-cell-properties style:width="0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29" style:family="table-cell">
      <style:table-cell-properties style:width="0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Row2" style:family="table-row">
      <style:table-row-properties style:min-row-height="0.365in"/>
    </style:style>
    <style:style style:name="Table5.Cell30" style:family="table-cell">
      <style:table-cell-properties style:width="0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31" style:family="table-cell">
      <style:table-cell-properties style:width="0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32" style:family="table-cell">
      <style:table-cell-properties style:width="1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33" style:family="table-cell">
      <style:table-cell-properties style:width="0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34" style:family="table-cell">
      <style:table-cell-properties style:width="0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35" style:family="table-cell">
      <style:table-cell-properties style:width="1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36" style:family="table-cell">
      <style:table-cell-properties style:width="1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37" style:family="table-cell">
      <style:table-cell-properties style:width="0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38" style:family="table-cell">
      <style:table-cell-properties style:width="0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Row3" style:family="table-row">
      <style:table-row-properties style:min-row-height="0.281in"/>
    </style:style>
    <style:style style:name="Table5.Cell39" style:family="table-cell">
      <style:table-cell-properties style:width="0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40" style:family="table-cell">
      <style:table-cell-properties style:width="0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41" style:family="table-cell">
      <style:table-cell-properties style:width="1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42" style:family="table-cell">
      <style:table-cell-properties style:width="0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43" style:family="table-cell">
      <style:table-cell-properties style:width="0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44" style:family="table-cell">
      <style:table-cell-properties style:width="1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45" style:family="table-cell">
      <style:table-cell-properties style:width="1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46" style:family="table-cell">
      <style:table-cell-properties style:width="0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5.Cell47" style:family="table-cell">
      <style:table-cell-properties style:width="0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</office:automatic-styles>
  <office:body>
    <office:text>
      <table:table table:style-name="Table1.Table1">
        <table:table-column/>
        <table:table-row>
          <table:table-cell table:style-name="Table1.Cell1">
            <text:p text:style-name="P2"><text:span text:style-name="T1"><![CDATA[Local Government Directory]]></text:span></text:p>
          </table:table-cell>
        </table:table-row>
      </table:table>
      <table:table table:style-name="Table2.Table2">
        <table:table-column/>
        <table:table-row>
          <table:table-cell table:style-name="Table2.Cell2">
            <text:p text:style-name="P3"><text:span text:style-name="T2"><![CDATA[All Subdistricts of Kerala(State Code:32) State]]></text:span></text:p>
          </table:table-cell>
        </table:table-row>
      </table:table>
      <text:p text:style-name="P4"/>
      <table:table table:style-name="Table3.Table3">
        <table:table-column table:style-name="Table3.Column1"/>
        <table:table-column table:style-name="Table3.Column2"/>
        <table:table-column table:style-name="Table3.Column3"/>
        <table:table-column table:style-name="Table3.Column4"/>
        <table:table-column table:style-name="Table3.Column5"/>
        <table:table-column table:style-name="Table3.Column6"/>
        <table:table-column table:style-name="Table3.Column7"/>
        <table:table-column table:style-name="Table3.Column8"/>
        <table:table-column table:style-name="Table3.Column9"/>
        <table:table-header-rows>
          <table:table-row>
            <table:table-cell table:style-name="Table3.Cell3">
              <text:p text:style-name="P5"><text:bookmark text:name="__bookmark_2"/><text:span><![CDATA[S.No.]]></text:span></text:p>
            </table:table-cell>
            <table:table-cell table:style-name="Table3.Cell4">
              <text:p text:style-name="P5"><text:span><![CDATA[District code]]></text:span></text:p>
            </table:table-cell>
            <table:table-cell table:style-name="Table3.Cell5">
              <text:p text:style-name="P5"><text:span><![CDATA[District Name]]></text:span></text:p>
            </table:table-cell>
            <table:table-cell table:style-name="Table3.Cell6">
              <text:p text:style-name="P5"><text:span><![CDATA[Subdistrict Code]]></text:span></text:p>
            </table:table-cell>
            <table:table-cell table:style-name="Table3.Cell7">
              <text:p text:style-name="P5"><text:span><![CDATA[Subdistrict Version]]></text:span></text:p>
            </table:table-cell>
            <table:table-cell table:style-name="Table3.Cell8">
              <text:p text:style-name="P5"><text:span><![CDATA[Subdistrict Name  ]]></text:span></text:p>
              <text:p text:style-name="P5"><text:span><![CDATA[(In English)]]></text:span></text:p>
            </table:table-cell>
            <table:table-cell table:style-name="Table3.Cell9">
              <text:p text:style-name="P5"><text:span><![CDATA[Subdistrict Name ]]></text:span></text:p>
              <text:p text:style-name="P5"><text:span><![CDATA[(In Local)]]></text:span></text:p>
            </table:table-cell>
            <table:table-cell table:style-name="Table3.Cell10">
              <text:p text:style-name="P5"><text:span><![CDATA[Census 2001 Code]]></text:span></text:p>
            </table:table-cell>
            <table:table-cell table:style-name="Table3.Cell11">
              <text:p text:style-name="P5"><text:span><![CDATA[Census 2011 Code]]></text:span></text:p>
            </table:table-cell>
          </table:table-row>
        </table:table-header-rows>
        <table:table-row table:style-name="Table3.Row1">
          <table:table-cell table:style-name="Table3.Cell12">
            <text:p text:style-name="P6"><text:span><![CDATA[1]]></text:span></text:p>
          </table:table-cell>
          <table:table-cell table:style-name="Table3.Cell13">
            <text:p text:style-name="P7"><text:span><![CDATA[564]]></text:span></text:p>
          </table:table-cell>
          <table:table-cell table:style-name="Table3.Cell14">
            <text:p text:style-name="P8"><text:span><![CDATA[Pathanamthitta]]></text:span></text:p>
          </table:table-cell>
          <table:table-cell table:style-name="Table3.Cell15">
            <text:p text:style-name="P7"><text:span><![CDATA[5683]]></text:span></text:p>
          </table:table-cell>
          <table:table-cell table:style-name="Table3.Cell16">
            <text:p text:style-name="P7"><text:span><![CDATA[2]]></text:span></text:p>
          </table:table-cell>
          <table:table-cell table:style-name="Table3.Cell17">
            <text:p text:style-name="P8"><text:span><![CDATA[Adoor]]></text:span></text:p>
          </table:table-cell>
          <table:table-cell table:style-name="Table3.Cell18">
            <text:p text:style-name="P8"><text:span><![CDATA[അടൂര്‍]]></text:span></text:p>
          </table:table-cell>
          <table:table-cell table:style-name="Table3.Cell19">
            <text:p text:style-name="P6"><text:span><![CDATA[5]]></text:span></text:p>
          </table:table-cell>
          <table:table-cell table:style-name="Table3.Cell20">
            <text:p text:style-name="P7"><text:span><![CDATA[05683]]></text:span></text:p>
          </table:table-cell>
        </table:table-row>
        <table:table-row table:style-name="Table3.Row1">
          <table:table-cell table:style-name="Table3.Cell12">
            <text:p text:style-name="P6"><text:span><![CDATA[2]]></text:span></text:p>
          </table:table-cell>
          <table:table-cell table:style-name="Table3.Cell13">
            <text:p text:style-name="P7"><text:span><![CDATA[563]]></text:span></text:p>
          </table:table-cell>
          <table:table-cell table:style-name="Table3.Cell14">
            <text:p text:style-name="P8"><text:span><![CDATA[Palakkad]]></text:span></text:p>
          </table:table-cell>
          <table:table-cell table:style-name="Table3.Cell15">
            <text:p text:style-name="P7"><text:span><![CDATA[5651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Alathur]]></text:span></text:p>
          </table:table-cell>
          <table:table-cell table:style-name="Table3.Cell18">
            <text:p text:style-name="P8"><text:span><![CDATA[ആലത്തൂര്‍]]></text:span></text:p>
          </table:table-cell>
          <table:table-cell table:style-name="Table3.Cell19">
            <text:p text:style-name="P6"><text:span><![CDATA[5]]></text:span></text:p>
          </table:table-cell>
          <table:table-cell table:style-name="Table3.Cell20">
            <text:p text:style-name="P7"><text:span><![CDATA[05651]]></text:span></text:p>
          </table:table-cell>
        </table:table-row>
        <table:table-row table:style-name="Table3.Row1">
          <table:table-cell table:style-name="Table3.Cell12">
            <text:p text:style-name="P6"><text:span><![CDATA[3]]></text:span></text:p>
          </table:table-cell>
          <table:table-cell table:style-name="Table3.Cell13">
            <text:p text:style-name="P7"><text:span><![CDATA[555]]></text:span></text:p>
          </table:table-cell>
          <table:table-cell table:style-name="Table3.Cell14">
            <text:p text:style-name="P8"><text:span><![CDATA[Ernakulam]]></text:span></text:p>
          </table:table-cell>
          <table:table-cell table:style-name="Table3.Cell15">
            <text:p text:style-name="P7"><text:span><![CDATA[5658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Aluva]]></text:span></text:p>
          </table:table-cell>
          <table:table-cell table:style-name="Table3.Cell18">
            <text:p text:style-name="P8"><text:span><![CDATA[ആലുവ]]></text:span></text:p>
          </table:table-cell>
          <table:table-cell table:style-name="Table3.Cell19">
            <text:p text:style-name="P6"><text:span><![CDATA[2]]></text:span></text:p>
          </table:table-cell>
          <table:table-cell table:style-name="Table3.Cell20">
            <text:p text:style-name="P7"><text:span><![CDATA[05658]]></text:span></text:p>
          </table:table-cell>
        </table:table-row>
        <table:table-row table:style-name="Table3.Row1">
          <table:table-cell table:style-name="Table3.Cell12">
            <text:p text:style-name="P6"><text:span><![CDATA[4]]></text:span></text:p>
          </table:table-cell>
          <table:table-cell table:style-name="Table3.Cell13">
            <text:p text:style-name="P7"><text:span><![CDATA[554]]></text:span></text:p>
          </table:table-cell>
          <table:table-cell table:style-name="Table3.Cell14">
            <text:p text:style-name="P8"><text:span><![CDATA[Alappuzha]]></text:span></text:p>
          </table:table-cell>
          <table:table-cell table:style-name="Table3.Cell15">
            <text:p text:style-name="P7"><text:span><![CDATA[5674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Ambalappuzha]]></text:span></text:p>
          </table:table-cell>
          <table:table-cell table:style-name="Table3.Cell18">
            <text:p text:style-name="P8"><text:span><![CDATA[അമ്പലപ്പുഴ]]></text:span></text:p>
          </table:table-cell>
          <table:table-cell table:style-name="Table3.Cell19">
            <text:p text:style-name="P6"><text:span><![CDATA[2]]></text:span></text:p>
          </table:table-cell>
          <table:table-cell table:style-name="Table3.Cell20">
            <text:p text:style-name="P7"><text:span><![CDATA[05674]]></text:span></text:p>
          </table:table-cell>
        </table:table-row>
        <table:table-row table:style-name="Table3.Row1">
          <table:table-cell table:style-name="Table3.Cell12">
            <text:p text:style-name="P6"><text:span><![CDATA[5]]></text:span></text:p>
          </table:table-cell>
          <table:table-cell table:style-name="Table3.Cell13">
            <text:p text:style-name="P7"><text:span><![CDATA[566]]></text:span></text:p>
          </table:table-cell>
          <table:table-cell table:style-name="Table3.Cell14">
            <text:p text:style-name="P8"><text:span><![CDATA[Thrissur]]></text:span></text:p>
          </table:table-cell>
          <table:table-cell table:style-name="Table3.Cell15">
            <text:p text:style-name="P7"><text:span><![CDATA[5939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Chalakkudy]]></text:span></text:p>
          </table:table-cell>
          <table:table-cell table:style-name="Table3.Cell18">
            <text:p text:style-name="P8"><text:span><![CDATA[ചാലക്കുടി]]></text:span></text:p>
          </table:table-cell>
          <table:table-cell table:style-name="Table3.Cell19">
            <text:p text:style-name="P6"/>
          </table:table-cell>
          <table:table-cell table:style-name="Table3.Cell20">
            <text:p text:style-name="P7"><text:span><![CDATA[00000]]></text:span></text:p>
          </table:table-cell>
        </table:table-row>
        <table:table-row table:style-name="Table3.Row1">
          <table:table-cell table:style-name="Table3.Cell12">
            <text:p text:style-name="P6"><text:span><![CDATA[6]]></text:span></text:p>
          </table:table-cell>
          <table:table-cell table:style-name="Table3.Cell13">
            <text:p text:style-name="P7"><text:span><![CDATA[560]]></text:span></text:p>
          </table:table-cell>
          <table:table-cell table:style-name="Table3.Cell14">
            <text:p text:style-name="P8"><text:span><![CDATA[Kottayam]]></text:span></text:p>
          </table:table-cell>
          <table:table-cell table:style-name="Table3.Cell15">
            <text:p text:style-name="P7"><text:span><![CDATA[5671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Changanassery]]></text:span></text:p>
          </table:table-cell>
          <table:table-cell table:style-name="Table3.Cell18">
            <text:p text:style-name="P8"><text:span><![CDATA[ചങ്ങനാശ്ശേരി]]></text:span></text:p>
          </table:table-cell>
          <table:table-cell table:style-name="Table3.Cell19">
            <text:p text:style-name="P6"><text:span><![CDATA[4]]></text:span></text:p>
          </table:table-cell>
          <table:table-cell table:style-name="Table3.Cell20">
            <text:p text:style-name="P7"><text:span><![CDATA[05671]]></text:span></text:p>
          </table:table-cell>
        </table:table-row>
        <table:table-row table:style-name="Table3.Row1">
          <table:table-cell table:style-name="Table3.Cell12">
            <text:p text:style-name="P6"><text:span><![CDATA[7]]></text:span></text:p>
          </table:table-cell>
          <table:table-cell table:style-name="Table3.Cell13">
            <text:p text:style-name="P7"><text:span><![CDATA[566]]></text:span></text:p>
          </table:table-cell>
          <table:table-cell table:style-name="Table3.Cell14">
            <text:p text:style-name="P8"><text:span><![CDATA[Thrissur]]></text:span></text:p>
          </table:table-cell>
          <table:table-cell table:style-name="Table3.Cell15">
            <text:p text:style-name="P7"><text:span><![CDATA[5653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Chavakkad]]></text:span></text:p>
          </table:table-cell>
          <table:table-cell table:style-name="Table3.Cell18">
            <text:p text:style-name="P8"><text:span><![CDATA[ചാവക്കാട്]]></text:span></text:p>
          </table:table-cell>
          <table:table-cell table:style-name="Table3.Cell19">
            <text:p text:style-name="P6"><text:span><![CDATA[2]]></text:span></text:p>
          </table:table-cell>
          <table:table-cell table:style-name="Table3.Cell20">
            <text:p text:style-name="P7"><text:span><![CDATA[05653]]></text:span></text:p>
          </table:table-cell>
        </table:table-row>
        <table:table-row table:style-name="Table3.Row1">
          <table:table-cell table:style-name="Table3.Cell12">
            <text:p text:style-name="P6"><text:span><![CDATA[8]]></text:span></text:p>
          </table:table-cell>
          <table:table-cell table:style-name="Table3.Cell13">
            <text:p text:style-name="P7"><text:span><![CDATA[554]]></text:span></text:p>
          </table:table-cell>
          <table:table-cell table:style-name="Table3.Cell14">
            <text:p text:style-name="P8"><text:span><![CDATA[Alappuzha]]></text:span></text:p>
          </table:table-cell>
          <table:table-cell table:style-name="Table3.Cell15">
            <text:p text:style-name="P7"><text:span><![CDATA[5677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Chengannur]]></text:span></text:p>
          </table:table-cell>
          <table:table-cell table:style-name="Table3.Cell18">
            <text:p text:style-name="P8"><text:span><![CDATA[ചെങ്ങന്നൂര്‍]]></text:span></text:p>
          </table:table-cell>
          <table:table-cell table:style-name="Table3.Cell19">
            <text:p text:style-name="P6"><text:span><![CDATA[5]]></text:span></text:p>
          </table:table-cell>
          <table:table-cell table:style-name="Table3.Cell20">
            <text:p text:style-name="P7"><text:span><![CDATA[05677]]></text:span></text:p>
          </table:table-cell>
        </table:table-row>
        <table:table-row table:style-name="Table3.Row1">
          <table:table-cell table:style-name="Table3.Cell12">
            <text:p text:style-name="P6"><text:span><![CDATA[9]]></text:span></text:p>
          </table:table-cell>
          <table:table-cell table:style-name="Table3.Cell13">
            <text:p text:style-name="P7"><text:span><![CDATA[554]]></text:span></text:p>
          </table:table-cell>
          <table:table-cell table:style-name="Table3.Cell14">
            <text:p text:style-name="P8"><text:span><![CDATA[Alappuzha]]></text:span></text:p>
          </table:table-cell>
          <table:table-cell table:style-name="Table3.Cell15">
            <text:p text:style-name="P7"><text:span><![CDATA[5673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Cherthala]]></text:span></text:p>
          </table:table-cell>
          <table:table-cell table:style-name="Table3.Cell18">
            <text:p text:style-name="P8"><text:span><![CDATA[ചേര്‍ത്തല]]></text:span></text:p>
          </table:table-cell>
          <table:table-cell table:style-name="Table3.Cell19">
            <text:p text:style-name="P6"><text:span><![CDATA[1]]></text:span></text:p>
          </table:table-cell>
          <table:table-cell table:style-name="Table3.Cell20">
            <text:p text:style-name="P7"><text:span><![CDATA[05673]]></text:span></text:p>
          </table:table-cell>
        </table:table-row>
        <table:table-row table:style-name="Table3.Row1">
          <table:table-cell table:style-name="Table3.Cell12">
            <text:p text:style-name="P6"><text:span><![CDATA[10]]></text:span></text:p>
          </table:table-cell>
          <table:table-cell table:style-name="Table3.Cell13">
            <text:p text:style-name="P7"><text:span><![CDATA[565]]></text:span></text:p>
          </table:table-cell>
          <table:table-cell table:style-name="Table3.Cell14">
            <text:p text:style-name="P8"><text:span><![CDATA[Thiruvananthapuram]]></text:span></text:p>
          </table:table-cell>
          <table:table-cell table:style-name="Table3.Cell15">
            <text:p text:style-name="P7"><text:span><![CDATA[5689]]></text:span></text:p>
          </table:table-cell>
          <table:table-cell table:style-name="Table3.Cell16">
            <text:p text:style-name="P7"><text:span><![CDATA[2]]></text:span></text:p>
          </table:table-cell>
          <table:table-cell table:style-name="Table3.Cell17">
            <text:p text:style-name="P8"><text:span><![CDATA[Chirayinkeezhu]]></text:span></text:p>
          </table:table-cell>
          <table:table-cell table:style-name="Table3.Cell18">
            <text:p text:style-name="P8"><text:span><![CDATA[ചിറയിന്‍കീഴ്]]></text:span></text:p>
          </table:table-cell>
          <table:table-cell table:style-name="Table3.Cell19">
            <text:p text:style-name="P6"><text:span><![CDATA[1]]></text:span></text:p>
          </table:table-cell>
          <table:table-cell table:style-name="Table3.Cell20">
            <text:p text:style-name="P7"><text:span><![CDATA[05689]]></text:span></text:p>
          </table:table-cell>
        </table:table-row>
        <table:table-row table:style-name="Table3.Row1">
          <table:table-cell table:style-name="Table3.Cell12">
            <text:p text:style-name="P6"><text:span><![CDATA[11]]></text:span></text:p>
          </table:table-cell>
          <table:table-cell table:style-name="Table3.Cell13">
            <text:p text:style-name="P7"><text:span><![CDATA[563]]></text:span></text:p>
          </table:table-cell>
          <table:table-cell table:style-name="Table3.Cell14">
            <text:p text:style-name="P8"><text:span><![CDATA[Palakkad]]></text:span></text:p>
          </table:table-cell>
          <table:table-cell table:style-name="Table3.Cell15">
            <text:p text:style-name="P7"><text:span><![CDATA[5650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Chittur]]></text:span></text:p>
          </table:table-cell>
          <table:table-cell table:style-name="Table3.Cell18">
            <text:p text:style-name="P8"><text:span><![CDATA[ചിറ്റൂര്‍]]></text:span></text:p>
          </table:table-cell>
          <table:table-cell table:style-name="Table3.Cell19">
            <text:p text:style-name="P6"><text:span><![CDATA[4]]></text:span></text:p>
          </table:table-cell>
          <table:table-cell table:style-name="Table3.Cell20">
            <text:p text:style-name="P7"><text:span><![CDATA[05650]]></text:span></text:p>
          </table:table-cell>
        </table:table-row>
        <table:table-row table:style-name="Table3.Row1">
          <table:table-cell table:style-name="Table3.Cell12">
            <text:p text:style-name="P6"><text:span><![CDATA[12]]></text:span></text:p>
          </table:table-cell>
          <table:table-cell table:style-name="Table3.Cell13">
            <text:p text:style-name="P7"><text:span><![CDATA[556]]></text:span></text:p>
          </table:table-cell>
          <table:table-cell table:style-name="Table3.Cell14">
            <text:p text:style-name="P8"><text:span><![CDATA[Idukki]]></text:span></text:p>
          </table:table-cell>
          <table:table-cell table:style-name="Table3.Cell15">
            <text:p text:style-name="P7"><text:span><![CDATA[5664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Devikulam]]></text:span></text:p>
          </table:table-cell>
          <table:table-cell table:style-name="Table3.Cell18">
            <text:p text:style-name="P8"><text:span><![CDATA[ദേവികുളം]]></text:span></text:p>
          </table:table-cell>
          <table:table-cell table:style-name="Table3.Cell19">
            <text:p text:style-name="P6"><text:span><![CDATA[1]]></text:span></text:p>
          </table:table-cell>
          <table:table-cell table:style-name="Table3.Cell20">
            <text:p text:style-name="P7"><text:span><![CDATA[05664]]></text:span></text:p>
          </table:table-cell>
        </table:table-row>
        <table:table-row table:style-name="Table3.Row1">
          <table:table-cell table:style-name="Table3.Cell12">
            <text:p text:style-name="P6"><text:span><![CDATA[13]]></text:span></text:p>
          </table:table-cell>
          <table:table-cell table:style-name="Table3.Cell13">
            <text:p text:style-name="P7"><text:span><![CDATA[562]]></text:span></text:p>
          </table:table-cell>
          <table:table-cell table:style-name="Table3.Cell14">
            <text:p text:style-name="P8"><text:span><![CDATA[Malappuram]]></text:span></text:p>
          </table:table-cell>
          <table:table-cell table:style-name="Table3.Cell15">
            <text:p text:style-name="P7"><text:span><![CDATA[5641]]></text:span></text:p>
          </table:table-cell>
          <table:table-cell table:style-name="Table3.Cell16">
            <text:p text:style-name="P7"><text:span><![CDATA[2]]></text:span></text:p>
          </table:table-cell>
          <table:table-cell table:style-name="Table3.Cell17">
            <text:p text:style-name="P8"><text:span><![CDATA[Ernad]]></text:span></text:p>
          </table:table-cell>
          <table:table-cell table:style-name="Table3.Cell18">
            <text:p text:style-name="P8"><text:span><![CDATA[ഏറനാട്]]></text:span></text:p>
          </table:table-cell>
          <table:table-cell table:style-name="Table3.Cell19">
            <text:p text:style-name="P6"><text:span><![CDATA[1]]></text:span></text:p>
          </table:table-cell>
          <table:table-cell table:style-name="Table3.Cell20">
            <text:p text:style-name="P7"><text:span><![CDATA[05641]]></text:span></text:p>
          </table:table-cell>
        </table:table-row>
        <table:table-row table:style-name="Table3.Row1">
          <table:table-cell table:style-name="Table3.Cell12">
            <text:p text:style-name="P6"><text:span><![CDATA[14]]></text:span></text:p>
          </table:table-cell>
          <table:table-cell table:style-name="Table3.Cell13">
            <text:p text:style-name="P7"><text:span><![CDATA[558]]></text:span></text:p>
          </table:table-cell>
          <table:table-cell table:style-name="Table3.Cell14">
            <text:p text:style-name="P8"><text:span><![CDATA[Kasaragod]]></text:span></text:p>
          </table:table-cell>
          <table:table-cell table:style-name="Table3.Cell15">
            <text:p text:style-name="P7"><text:span><![CDATA[5631]]></text:span></text:p>
          </table:table-cell>
          <table:table-cell table:style-name="Table3.Cell16">
            <text:p text:style-name="P7"><text:span><![CDATA[2]]></text:span></text:p>
          </table:table-cell>
          <table:table-cell table:style-name="Table3.Cell17">
            <text:p text:style-name="P8"><text:span><![CDATA[Hosdurg]]></text:span></text:p>
          </table:table-cell>
          <table:table-cell table:style-name="Table3.Cell18">
            <text:p text:style-name="P8"><text:span><![CDATA[ഹോസ്ദുര്‍ഗ്]]></text:span></text:p>
          </table:table-cell>
          <table:table-cell table:style-name="Table3.Cell19">
            <text:p text:style-name="P6"><text:span><![CDATA[2]]></text:span></text:p>
          </table:table-cell>
          <table:table-cell table:style-name="Table3.Cell20">
            <text:p text:style-name="P7"><text:span><![CDATA[05631]]></text:span></text:p>
          </table:table-cell>
        </table:table-row>
        <table:table-row table:style-name="Table3.Row1">
          <table:table-cell table:style-name="Table3.Cell12">
            <text:p text:style-name="P6"><text:span><![CDATA[15]]></text:span></text:p>
          </table:table-cell>
          <table:table-cell table:style-name="Table3.Cell13">
            <text:p text:style-name="P7"><text:span><![CDATA[556]]></text:span></text:p>
          </table:table-cell>
          <table:table-cell table:style-name="Table3.Cell14">
            <text:p text:style-name="P8"><text:span><![CDATA[Idukki]]></text:span></text:p>
          </table:table-cell>
          <table:table-cell table:style-name="Table3.Cell15">
            <text:p text:style-name="P7"><text:span><![CDATA[5942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Idukki]]></text:span></text:p>
          </table:table-cell>
          <table:table-cell table:style-name="Table3.Cell18">
            <text:p text:style-name="P8"><text:span><![CDATA[ഇടുക്കി]]></text:span></text:p>
          </table:table-cell>
          <table:table-cell table:style-name="Table3.Cell19">
            <text:p text:style-name="P6"/>
          </table:table-cell>
          <table:table-cell table:style-name="Table3.Cell20">
            <text:p text:style-name="P7"><text:span><![CDATA[00000]]></text:span></text:p>
          </table:table-cell>
        </table:table-row>
        <table:table-row table:style-name="Table3.Row1">
          <table:table-cell table:style-name="Table3.Cell12">
            <text:p text:style-name="P6"><text:span><![CDATA[16]]></text:span></text:p>
          </table:table-cell>
          <table:table-cell table:style-name="Table3.Cell13">
            <text:p text:style-name="P7"><text:span><![CDATA[557]]></text:span></text:p>
          </table:table-cell>
          <table:table-cell table:style-name="Table3.Cell14">
            <text:p text:style-name="P8"><text:span><![CDATA[Kannur]]></text:span></text:p>
          </table:table-cell>
          <table:table-cell table:style-name="Table3.Cell15">
            <text:p text:style-name="P7"><text:span><![CDATA[5937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Iritty]]></text:span></text:p>
          </table:table-cell>
          <table:table-cell table:style-name="Table3.Cell18">
            <text:p text:style-name="P8"><text:span><![CDATA[ഇരിട്ടി]]></text:span></text:p>
          </table:table-cell>
          <table:table-cell table:style-name="Table3.Cell19">
            <text:p text:style-name="P6"/>
          </table:table-cell>
          <table:table-cell table:style-name="Table3.Cell20">
            <text:p text:style-name="P7"><text:span><![CDATA[00000]]></text:span></text:p>
          </table:table-cell>
        </table:table-row>
        <table:table-row table:style-name="Table3.Row1">
          <table:table-cell table:style-name="Table3.Cell12">
            <text:p text:style-name="P6"><text:span><![CDATA[17]]></text:span></text:p>
          </table:table-cell>
          <table:table-cell table:style-name="Table3.Cell13">
            <text:p text:style-name="P7"><text:span><![CDATA[555]]></text:span></text:p>
          </table:table-cell>
          <table:table-cell table:style-name="Table3.Cell14">
            <text:p text:style-name="P8"><text:span><![CDATA[Ernakulam]]></text:span></text:p>
          </table:table-cell>
          <table:table-cell table:style-name="Table3.Cell15">
            <text:p text:style-name="P7"><text:span><![CDATA[5661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Kanayannur]]></text:span></text:p>
          </table:table-cell>
          <table:table-cell table:style-name="Table3.Cell18">
            <text:p text:style-name="P8"><text:span><![CDATA[കണയന്നൂര്‍]]></text:span></text:p>
          </table:table-cell>
          <table:table-cell table:style-name="Table3.Cell19">
            <text:p text:style-name="P6"><text:span><![CDATA[5]]></text:span></text:p>
          </table:table-cell>
          <table:table-cell table:style-name="Table3.Cell20">
            <text:p text:style-name="P7"><text:span><![CDATA[05661]]></text:span></text:p>
          </table:table-cell>
        </table:table-row>
        <table:table-row table:style-name="Table3.Row1">
          <table:table-cell table:style-name="Table3.Cell12">
            <text:p text:style-name="P6"><text:span><![CDATA[18]]></text:span></text:p>
          </table:table-cell>
          <table:table-cell table:style-name="Table3.Cell13">
            <text:p text:style-name="P7"><text:span><![CDATA[560]]></text:span></text:p>
          </table:table-cell>
          <table:table-cell table:style-name="Table3.Cell14">
            <text:p text:style-name="P8"><text:span><![CDATA[Kottayam]]></text:span></text:p>
          </table:table-cell>
          <table:table-cell table:style-name="Table3.Cell15">
            <text:p text:style-name="P7"><text:span><![CDATA[5672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Kanjirappally]]></text:span></text:p>
          </table:table-cell>
          <table:table-cell table:style-name="Table3.Cell18">
            <text:p text:style-name="P8"><text:span><![CDATA[കാഞ്ഞിരപ്പള്ളി]]></text:span></text:p>
          </table:table-cell>
          <table:table-cell table:style-name="Table3.Cell19">
            <text:p text:style-name="P6"><text:span><![CDATA[5]]></text:span></text:p>
          </table:table-cell>
          <table:table-cell table:style-name="Table3.Cell20">
            <text:p text:style-name="P7"><text:span><![CDATA[05672]]></text:span></text:p>
          </table:table-cell>
        </table:table-row>
        <table:table-row table:style-name="Table3.Row1">
          <table:table-cell table:style-name="Table3.Cell12">
            <text:p text:style-name="P6"><text:span><![CDATA[19]]></text:span></text:p>
          </table:table-cell>
          <table:table-cell table:style-name="Table3.Cell13">
            <text:p text:style-name="P7"><text:span><![CDATA[557]]></text:span></text:p>
          </table:table-cell>
          <table:table-cell table:style-name="Table3.Cell14">
            <text:p text:style-name="P8"><text:span><![CDATA[Kannur]]></text:span></text:p>
          </table:table-cell>
          <table:table-cell table:style-name="Table3.Cell15">
            <text:p text:style-name="P7"><text:span><![CDATA[5633]]></text:span></text:p>
          </table:table-cell>
          <table:table-cell table:style-name="Table3.Cell16">
            <text:p text:style-name="P7"><text:span><![CDATA[2]]></text:span></text:p>
          </table:table-cell>
          <table:table-cell table:style-name="Table3.Cell17">
            <text:p text:style-name="P8"><text:span><![CDATA[Kannur]]></text:span></text:p>
          </table:table-cell>
          <table:table-cell table:style-name="Table3.Cell18">
            <text:p text:style-name="P8"><text:span><![CDATA[കണ്ണൂര്‍]]></text:span></text:p>
          </table:table-cell>
          <table:table-cell table:style-name="Table3.Cell19">
            <text:p text:style-name="P6"><text:span><![CDATA[2]]></text:span></text:p>
          </table:table-cell>
          <table:table-cell table:style-name="Table3.Cell20">
            <text:p text:style-name="P7"><text:span><![CDATA[05633]]></text:span></text:p>
          </table:table-cell>
        </table:table-row>
        <table:table-row table:style-name="Table3.Row1">
          <table:table-cell table:style-name="Table3.Cell12">
            <text:p text:style-name="P6"><text:span><![CDATA[20]]></text:span></text:p>
          </table:table-cell>
          <table:table-cell table:style-name="Table3.Cell13">
            <text:p text:style-name="P7"><text:span><![CDATA[554]]></text:span></text:p>
          </table:table-cell>
          <table:table-cell table:style-name="Table3.Cell14">
            <text:p text:style-name="P8"><text:span><![CDATA[Alappuzha]]></text:span></text:p>
          </table:table-cell>
          <table:table-cell table:style-name="Table3.Cell15">
            <text:p text:style-name="P7"><text:span><![CDATA[5676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Karthikappally]]></text:span></text:p>
          </table:table-cell>
          <table:table-cell table:style-name="Table3.Cell18">
            <text:p text:style-name="P8"><text:span><![CDATA[കാര്‍ത്തികപ്പള്ളി]]></text:span></text:p>
          </table:table-cell>
          <table:table-cell table:style-name="Table3.Cell19">
            <text:p text:style-name="P6"><text:span><![CDATA[4]]></text:span></text:p>
          </table:table-cell>
          <table:table-cell table:style-name="Table3.Cell20">
            <text:p text:style-name="P7"><text:span><![CDATA[05676]]></text:span></text:p>
          </table:table-cell>
        </table:table-row>
        <table:table-row table:style-name="Table3.Row1">
          <table:table-cell table:style-name="Table3.Cell12">
            <text:p text:style-name="P6"><text:span><![CDATA[21]]></text:span></text:p>
          </table:table-cell>
          <table:table-cell table:style-name="Table3.Cell13">
            <text:p text:style-name="P7"><text:span><![CDATA[559]]></text:span></text:p>
          </table:table-cell>
          <table:table-cell table:style-name="Table3.Cell14">
            <text:p text:style-name="P8"><text:span><![CDATA[Kollam]]></text:span></text:p>
          </table:table-cell>
          <table:table-cell table:style-name="Table3.Cell15">
            <text:p text:style-name="P7"><text:span><![CDATA[5684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Karunagappally]]></text:span></text:p>
          </table:table-cell>
          <table:table-cell table:style-name="Table3.Cell18">
            <text:p text:style-name="P8"><text:span><![CDATA[കരുനാഗപ്പള്ളി]]></text:span></text:p>
          </table:table-cell>
          <table:table-cell table:style-name="Table3.Cell19">
            <text:p text:style-name="P6"><text:span><![CDATA[1]]></text:span></text:p>
          </table:table-cell>
          <table:table-cell table:style-name="Table3.Cell20">
            <text:p text:style-name="P7"><text:span><![CDATA[05684]]></text:span></text:p>
          </table:table-cell>
        </table:table-row>
        <table:table-row table:style-name="Table3.Row1">
          <table:table-cell table:style-name="Table3.Cell12">
            <text:p text:style-name="P6"><text:span><![CDATA[22]]></text:span></text:p>
          </table:table-cell>
          <table:table-cell table:style-name="Table3.Cell13">
            <text:p text:style-name="P7"><text:span><![CDATA[558]]></text:span></text:p>
          </table:table-cell>
          <table:table-cell table:style-name="Table3.Cell14">
            <text:p text:style-name="P8"><text:span><![CDATA[Kasaragod]]></text:span></text:p>
          </table:table-cell>
          <table:table-cell table:style-name="Table3.Cell15">
            <text:p text:style-name="P7"><text:span><![CDATA[5630]]></text:span></text:p>
          </table:table-cell>
          <table:table-cell table:style-name="Table3.Cell16">
            <text:p text:style-name="P7"><text:span><![CDATA[2]]></text:span></text:p>
          </table:table-cell>
          <table:table-cell table:style-name="Table3.Cell17">
            <text:p text:style-name="P8"><text:span><![CDATA[Kasaragod]]></text:span></text:p>
          </table:table-cell>
          <table:table-cell table:style-name="Table3.Cell18">
            <text:p text:style-name="P8"><text:span><![CDATA[കാസര്‍കോഡ്]]></text:span></text:p>
          </table:table-cell>
          <table:table-cell table:style-name="Table3.Cell19">
            <text:p text:style-name="P6"><text:span><![CDATA[1]]></text:span></text:p>
          </table:table-cell>
          <table:table-cell table:style-name="Table3.Cell20">
            <text:p text:style-name="P7"><text:span><![CDATA[05630]]></text:span></text:p>
          </table:table-cell>
        </table:table-row>
        <table:table-row table:style-name="Table3.Row1">
          <table:table-cell table:style-name="Table3.Cell12">
            <text:p text:style-name="P6"><text:span><![CDATA[23]]></text:span></text:p>
          </table:table-cell>
          <table:table-cell table:style-name="Table3.Cell13">
            <text:p text:style-name="P7"><text:span><![CDATA[565]]></text:span></text:p>
          </table:table-cell>
          <table:table-cell table:style-name="Table3.Cell14">
            <text:p text:style-name="P8"><text:span><![CDATA[Thiruvananthapuram]]></text:span></text:p>
          </table:table-cell>
          <table:table-cell table:style-name="Table3.Cell15">
            <text:p text:style-name="P7"><text:span><![CDATA[5945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Kattakkada]]></text:span></text:p>
          </table:table-cell>
          <table:table-cell table:style-name="Table3.Cell18">
            <text:p text:style-name="P8"><text:span><![CDATA[കാട്ടാക്കട]]></text:span></text:p>
          </table:table-cell>
          <table:table-cell table:style-name="Table3.Cell19">
            <text:p text:style-name="P6"/>
          </table:table-cell>
          <table:table-cell table:style-name="Table3.Cell20">
            <text:p text:style-name="P7"><text:span><![CDATA[00000]]></text:span></text:p>
          </table:table-cell>
        </table:table-row>
        <table:table-row table:style-name="Table3.Row1">
          <table:table-cell table:style-name="Table3.Cell12">
            <text:p text:style-name="P6"><text:span><![CDATA[24]]></text:span></text:p>
          </table:table-cell>
          <table:table-cell table:style-name="Table3.Cell13">
            <text:p text:style-name="P7"><text:span><![CDATA[555]]></text:span></text:p>
          </table:table-cell>
          <table:table-cell table:style-name="Table3.Cell14">
            <text:p text:style-name="P8"><text:span><![CDATA[Ernakulam]]></text:span></text:p>
          </table:table-cell>
          <table:table-cell table:style-name="Table3.Cell15">
            <text:p text:style-name="P7"><text:span><![CDATA[5660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Kochi]]></text:span></text:p>
          </table:table-cell>
          <table:table-cell table:style-name="Table3.Cell18">
            <text:p text:style-name="P8"><text:span><![CDATA[കൊച്ചി]]></text:span></text:p>
          </table:table-cell>
          <table:table-cell table:style-name="Table3.Cell19">
            <text:p text:style-name="P6"><text:span><![CDATA[4]]></text:span></text:p>
          </table:table-cell>
          <table:table-cell table:style-name="Table3.Cell20">
            <text:p text:style-name="P7"><text:span><![CDATA[05660]]></text:span></text:p>
          </table:table-cell>
        </table:table-row>
        <table:table-row table:style-name="Table3.Row1">
          <table:table-cell table:style-name="Table3.Cell12">
            <text:p text:style-name="P6"><text:span><![CDATA[25]]></text:span></text:p>
          </table:table-cell>
          <table:table-cell table:style-name="Table3.Cell13">
            <text:p text:style-name="P7"><text:span><![CDATA[566]]></text:span></text:p>
          </table:table-cell>
          <table:table-cell table:style-name="Table3.Cell14">
            <text:p text:style-name="P8"><text:span><![CDATA[Thrissur]]></text:span></text:p>
          </table:table-cell>
          <table:table-cell table:style-name="Table3.Cell15">
            <text:p text:style-name="P7"><text:span><![CDATA[5655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Kodungallur]]></text:span></text:p>
          </table:table-cell>
          <table:table-cell table:style-name="Table3.Cell18">
            <text:p text:style-name="P8"><text:span><![CDATA[കൊടുങ്ങല്ലൂര്‍]]></text:span></text:p>
          </table:table-cell>
          <table:table-cell table:style-name="Table3.Cell19">
            <text:p text:style-name="P6"><text:span><![CDATA[4]]></text:span></text:p>
          </table:table-cell>
          <table:table-cell table:style-name="Table3.Cell20">
            <text:p text:style-name="P7"><text:span><![CDATA[05655]]></text:span></text:p>
          </table:table-cell>
        </table:table-row>
        <table:table-row table:style-name="Table3.Row1">
          <table:table-cell table:style-name="Table3.Cell12">
            <text:p text:style-name="P6"><text:span><![CDATA[26]]></text:span></text:p>
          </table:table-cell>
          <table:table-cell table:style-name="Table3.Cell13">
            <text:p text:style-name="P7"><text:span><![CDATA[559]]></text:span></text:p>
          </table:table-cell>
          <table:table-cell table:style-name="Table3.Cell14">
            <text:p text:style-name="P8"><text:span><![CDATA[Kollam]]></text:span></text:p>
          </table:table-cell>
          <table:table-cell table:style-name="Table3.Cell15">
            <text:p text:style-name="P7"><text:span><![CDATA[5688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Kollam]]></text:span></text:p>
          </table:table-cell>
          <table:table-cell table:style-name="Table3.Cell18">
            <text:p text:style-name="P8"><text:span><![CDATA[കൊല്ലം]]></text:span></text:p>
          </table:table-cell>
          <table:table-cell table:style-name="Table3.Cell19">
            <text:p text:style-name="P6"><text:span><![CDATA[5]]></text:span></text:p>
          </table:table-cell>
          <table:table-cell table:style-name="Table3.Cell20">
            <text:p text:style-name="P7"><text:span><![CDATA[05688]]></text:span></text:p>
          </table:table-cell>
        </table:table-row>
        <table:table-row table:style-name="Table3.Row1">
          <table:table-cell table:style-name="Table3.Cell12">
            <text:p text:style-name="P6"><text:span><![CDATA[27]]></text:span></text:p>
          </table:table-cell>
          <table:table-cell table:style-name="Table3.Cell13">
            <text:p text:style-name="P7"><text:span><![CDATA[562]]></text:span></text:p>
          </table:table-cell>
          <table:table-cell table:style-name="Table3.Cell14">
            <text:p text:style-name="P8"><text:span><![CDATA[Malappuram]]></text:span></text:p>
          </table:table-cell>
          <table:table-cell table:style-name="Table3.Cell15">
            <text:p text:style-name="P7"><text:span><![CDATA[5941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Kondotty]]></text:span></text:p>
          </table:table-cell>
          <table:table-cell table:style-name="Table3.Cell18">
            <text:p text:style-name="P8"><text:span><![CDATA[കൊണ്ടോട്ടി]]></text:span></text:p>
          </table:table-cell>
          <table:table-cell table:style-name="Table3.Cell19">
            <text:p text:style-name="P6"/>
          </table:table-cell>
          <table:table-cell table:style-name="Table3.Cell20">
            <text:p text:style-name="P7"><text:span><![CDATA[00000]]></text:span></text:p>
          </table:table-cell>
        </table:table-row>
        <table:table-row table:style-name="Table3.Row1">
          <table:table-cell table:style-name="Table3.Cell12">
            <text:p text:style-name="P6"><text:span><![CDATA[28]]></text:span></text:p>
          </table:table-cell>
          <table:table-cell table:style-name="Table3.Cell13">
            <text:p text:style-name="P7"><text:span><![CDATA[564]]></text:span></text:p>
          </table:table-cell>
          <table:table-cell table:style-name="Table3.Cell14">
            <text:p text:style-name="P8"><text:span><![CDATA[Pathanamthitta]]></text:span></text:p>
          </table:table-cell>
          <table:table-cell table:style-name="Table3.Cell15">
            <text:p text:style-name="P7"><text:span><![CDATA[5943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Konni]]></text:span></text:p>
          </table:table-cell>
          <table:table-cell table:style-name="Table3.Cell18">
            <text:p text:style-name="P8"><text:span><![CDATA[കോന്നി]]></text:span></text:p>
          </table:table-cell>
          <table:table-cell table:style-name="Table3.Cell19">
            <text:p text:style-name="P6"/>
          </table:table-cell>
          <table:table-cell table:style-name="Table3.Cell20">
            <text:p text:style-name="P7"><text:span><![CDATA[00000]]></text:span></text:p>
          </table:table-cell>
        </table:table-row>
        <table:table-row table:style-name="Table3.Row1">
          <table:table-cell table:style-name="Table3.Cell12">
            <text:p text:style-name="P6"><text:span><![CDATA[29]]></text:span></text:p>
          </table:table-cell>
          <table:table-cell table:style-name="Table3.Cell13">
            <text:p text:style-name="P7"><text:span><![CDATA[555]]></text:span></text:p>
          </table:table-cell>
          <table:table-cell table:style-name="Table3.Cell14">
            <text:p text:style-name="P8"><text:span><![CDATA[Ernakulam]]></text:span></text:p>
          </table:table-cell>
          <table:table-cell table:style-name="Table3.Cell15">
            <text:p text:style-name="P7"><text:span><![CDATA[5663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Kothamangalam]]></text:span></text:p>
          </table:table-cell>
          <table:table-cell table:style-name="Table3.Cell18">
            <text:p text:style-name="P8"><text:span><![CDATA[കോതമംഗലം]]></text:span></text:p>
          </table:table-cell>
          <table:table-cell table:style-name="Table3.Cell19">
            <text:p text:style-name="P6"><text:span><![CDATA[7]]></text:span></text:p>
          </table:table-cell>
          <table:table-cell table:style-name="Table3.Cell20">
            <text:p text:style-name="P7"><text:span><![CDATA[05663]]></text:span></text:p>
          </table:table-cell>
        </table:table-row>
        <table:table-row table:style-name="Table3.Row1">
          <table:table-cell table:style-name="Table3.Cell12">
            <text:p text:style-name="P6"><text:span><![CDATA[30]]></text:span></text:p>
          </table:table-cell>
          <table:table-cell table:style-name="Table3.Cell13">
            <text:p text:style-name="P7"><text:span><![CDATA[559]]></text:span></text:p>
          </table:table-cell>
          <table:table-cell table:style-name="Table3.Cell14">
            <text:p text:style-name="P8"><text:span><![CDATA[Kollam]]></text:span></text:p>
          </table:table-cell>
          <table:table-cell table:style-name="Table3.Cell15">
            <text:p text:style-name="P7"><text:span><![CDATA[5687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Kottarakkara]]></text:span></text:p>
          </table:table-cell>
          <table:table-cell table:style-name="Table3.Cell18">
            <text:p text:style-name="P8"><text:span><![CDATA[കൊട്ടാരക്കര]]></text:span></text:p>
          </table:table-cell>
          <table:table-cell table:style-name="Table3.Cell19">
            <text:p text:style-name="P6"><text:span><![CDATA[4]]></text:span></text:p>
          </table:table-cell>
          <table:table-cell table:style-name="Table3.Cell20">
            <text:p text:style-name="P7"><text:span><![CDATA[05687]]></text:span></text:p>
          </table:table-cell>
        </table:table-row>
        <table:table-row table:style-name="Table3.Row1">
          <table:table-cell table:style-name="Table3.Cell12">
            <text:p text:style-name="P6"><text:span><![CDATA[31]]></text:span></text:p>
          </table:table-cell>
          <table:table-cell table:style-name="Table3.Cell13">
            <text:p text:style-name="P7"><text:span><![CDATA[560]]></text:span></text:p>
          </table:table-cell>
          <table:table-cell table:style-name="Table3.Cell14">
            <text:p text:style-name="P8"><text:span><![CDATA[Kottayam]]></text:span></text:p>
          </table:table-cell>
          <table:table-cell table:style-name="Table3.Cell15">
            <text:p text:style-name="P7"><text:span><![CDATA[5670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Kottayam]]></text:span></text:p>
          </table:table-cell>
          <table:table-cell table:style-name="Table3.Cell18">
            <text:p text:style-name="P8"><text:span><![CDATA[കോട്ടയം]]></text:span></text:p>
          </table:table-cell>
          <table:table-cell table:style-name="Table3.Cell19">
            <text:p text:style-name="P6"><text:span><![CDATA[3]]></text:span></text:p>
          </table:table-cell>
          <table:table-cell table:style-name="Table3.Cell20">
            <text:p text:style-name="P7"><text:span><![CDATA[05670]]></text:span></text:p>
          </table:table-cell>
        </table:table-row>
        <table:table-row table:style-name="Table3.Row1">
          <table:table-cell table:style-name="Table3.Cell12">
            <text:p text:style-name="P6"><text:span><![CDATA[32]]></text:span></text:p>
          </table:table-cell>
          <table:table-cell table:style-name="Table3.Cell13">
            <text:p text:style-name="P7"><text:span><![CDATA[561]]></text:span></text:p>
          </table:table-cell>
          <table:table-cell table:style-name="Table3.Cell14">
            <text:p text:style-name="P8"><text:span><![CDATA[Kozhikode]]></text:span></text:p>
          </table:table-cell>
          <table:table-cell table:style-name="Table3.Cell15">
            <text:p text:style-name="P7"><text:span><![CDATA[5639]]></text:span></text:p>
          </table:table-cell>
          <table:table-cell table:style-name="Table3.Cell16">
            <text:p text:style-name="P7"><text:span><![CDATA[2]]></text:span></text:p>
          </table:table-cell>
          <table:table-cell table:style-name="Table3.Cell17">
            <text:p text:style-name="P8"><text:span><![CDATA[Koyilandi]]></text:span></text:p>
          </table:table-cell>
          <table:table-cell table:style-name="Table3.Cell18">
            <text:p text:style-name="P8"><text:span><![CDATA[കൊയിലാണ്ടി]]></text:span></text:p>
          </table:table-cell>
          <table:table-cell table:style-name="Table3.Cell19">
            <text:p text:style-name="P6"><text:span><![CDATA[2]]></text:span></text:p>
          </table:table-cell>
          <table:table-cell table:style-name="Table3.Cell20">
            <text:p text:style-name="P7"><text:span><![CDATA[05639]]></text:span></text:p>
          </table:table-cell>
        </table:table-row>
        <table:table-row table:style-name="Table3.Row1">
          <table:table-cell table:style-name="Table3.Cell12">
            <text:p text:style-name="P6"><text:span><![CDATA[33]]></text:span></text:p>
          </table:table-cell>
          <table:table-cell table:style-name="Table3.Cell13">
            <text:p text:style-name="P7"><text:span><![CDATA[564]]></text:span></text:p>
          </table:table-cell>
          <table:table-cell table:style-name="Table3.Cell14">
            <text:p text:style-name="P8"><text:span><![CDATA[Pathanamthitta]]></text:span></text:p>
          </table:table-cell>
          <table:table-cell table:style-name="Table3.Cell15">
            <text:p text:style-name="P7"><text:span><![CDATA[5682]]></text:span></text:p>
          </table:table-cell>
          <table:table-cell table:style-name="Table3.Cell16">
            <text:p text:style-name="P7"><text:span><![CDATA[2]]></text:span></text:p>
          </table:table-cell>
          <table:table-cell table:style-name="Table3.Cell17">
            <text:p text:style-name="P8"><text:span><![CDATA[Kozhenchery]]></text:span></text:p>
          </table:table-cell>
          <table:table-cell table:style-name="Table3.Cell18">
            <text:p text:style-name="P8"><text:span><![CDATA[കോഴഞ്ചേരി]]></text:span></text:p>
          </table:table-cell>
          <table:table-cell table:style-name="Table3.Cell19">
            <text:p text:style-name="P6"><text:span><![CDATA[4]]></text:span></text:p>
          </table:table-cell>
          <table:table-cell table:style-name="Table3.Cell20">
            <text:p text:style-name="P7"><text:span><![CDATA[05682]]></text:span></text:p>
          </table:table-cell>
        </table:table-row>
        <table:table-row table:style-name="Table3.Row1">
          <table:table-cell table:style-name="Table3.Cell12">
            <text:p text:style-name="P6"><text:span><![CDATA[34]]></text:span></text:p>
          </table:table-cell>
          <table:table-cell table:style-name="Table3.Cell13">
            <text:p text:style-name="P7"><text:span><![CDATA[561]]></text:span></text:p>
          </table:table-cell>
          <table:table-cell table:style-name="Table3.Cell14">
            <text:p text:style-name="P8"><text:span><![CDATA[Kozhikode]]></text:span></text:p>
          </table:table-cell>
          <table:table-cell table:style-name="Table3.Cell15">
            <text:p text:style-name="P7"><text:span><![CDATA[5640]]></text:span></text:p>
          </table:table-cell>
          <table:table-cell table:style-name="Table3.Cell16">
            <text:p text:style-name="P7"><text:span><![CDATA[2]]></text:span></text:p>
          </table:table-cell>
          <table:table-cell table:style-name="Table3.Cell17">
            <text:p text:style-name="P8"><text:span><![CDATA[Kozhikode]]></text:span></text:p>
          </table:table-cell>
          <table:table-cell table:style-name="Table3.Cell18">
            <text:p text:style-name="P8"><text:span><![CDATA[കോഴിക്കോട്]]></text:span></text:p>
          </table:table-cell>
          <table:table-cell table:style-name="Table3.Cell19">
            <text:p text:style-name="P6"><text:span><![CDATA[3]]></text:span></text:p>
          </table:table-cell>
          <table:table-cell table:style-name="Table3.Cell20">
            <text:p text:style-name="P7"><text:span><![CDATA[05640]]></text:span></text:p>
          </table:table-cell>
        </table:table-row>
        <table:table-row table:style-name="Table3.Row1">
          <table:table-cell table:style-name="Table3.Cell12">
            <text:p text:style-name="P6"><text:span><![CDATA[35]]></text:span></text:p>
          </table:table-cell>
          <table:table-cell table:style-name="Table3.Cell13">
            <text:p text:style-name="P7"><text:span><![CDATA[566]]></text:span></text:p>
          </table:table-cell>
          <table:table-cell table:style-name="Table3.Cell14">
            <text:p text:style-name="P8"><text:span><![CDATA[Thrissur]]></text:span></text:p>
          </table:table-cell>
          <table:table-cell table:style-name="Table3.Cell15">
            <text:p text:style-name="P7"><text:span><![CDATA[6598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Kunnamkulam]]></text:span></text:p>
          </table:table-cell>
          <table:table-cell table:style-name="Table3.Cell18">
            <text:p text:style-name="P8"><text:span><![CDATA[കുന്നംകുളം]]></text:span></text:p>
          </table:table-cell>
          <table:table-cell table:style-name="Table3.Cell19">
            <text:p text:style-name="P6"/>
          </table:table-cell>
          <table:table-cell table:style-name="Table3.Cell20">
            <text:p text:style-name="P7"><text:span><![CDATA[00000]]></text:span></text:p>
          </table:table-cell>
        </table:table-row>
        <table:table-row table:style-name="Table3.Row1">
          <table:table-cell table:style-name="Table3.Cell12">
            <text:p text:style-name="P6"><text:span><![CDATA[36]]></text:span></text:p>
          </table:table-cell>
          <table:table-cell table:style-name="Table3.Cell13">
            <text:p text:style-name="P7"><text:span><![CDATA[555]]></text:span></text:p>
          </table:table-cell>
          <table:table-cell table:style-name="Table3.Cell14">
            <text:p text:style-name="P8"><text:span><![CDATA[Ernakulam]]></text:span></text:p>
          </table:table-cell>
          <table:table-cell table:style-name="Table3.Cell15">
            <text:p text:style-name="P7"><text:span><![CDATA[5657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Kunnathunad]]></text:span></text:p>
          </table:table-cell>
          <table:table-cell table:style-name="Table3.Cell18">
            <text:p text:style-name="P8"><text:span><![CDATA[കുന്നത്തുനാട്]]></text:span></text:p>
          </table:table-cell>
          <table:table-cell table:style-name="Table3.Cell19">
            <text:p text:style-name="P6"><text:span><![CDATA[1]]></text:span></text:p>
          </table:table-cell>
          <table:table-cell table:style-name="Table3.Cell20">
            <text:p text:style-name="P7"><text:span><![CDATA[05657]]></text:span></text:p>
          </table:table-cell>
        </table:table-row>
        <table:table-row table:style-name="Table3.Row1">
          <table:table-cell table:style-name="Table3.Cell12">
            <text:p text:style-name="P6"><text:span><![CDATA[37]]></text:span></text:p>
          </table:table-cell>
          <table:table-cell table:style-name="Table3.Cell13">
            <text:p text:style-name="P7"><text:span><![CDATA[559]]></text:span></text:p>
          </table:table-cell>
          <table:table-cell table:style-name="Table3.Cell14">
            <text:p text:style-name="P8"><text:span><![CDATA[Kollam]]></text:span></text:p>
          </table:table-cell>
          <table:table-cell table:style-name="Table3.Cell15">
            <text:p text:style-name="P7"><text:span><![CDATA[5685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Kunnathur]]></text:span></text:p>
          </table:table-cell>
          <table:table-cell table:style-name="Table3.Cell18">
            <text:p text:style-name="P8"><text:span><![CDATA[കുന്നത്തൂര്‍]]></text:span></text:p>
          </table:table-cell>
          <table:table-cell table:style-name="Table3.Cell19">
            <text:p text:style-name="P6"><text:span><![CDATA[2]]></text:span></text:p>
          </table:table-cell>
          <table:table-cell table:style-name="Table3.Cell20">
            <text:p text:style-name="P7"><text:span><![CDATA[05685]]></text:span></text:p>
          </table:table-cell>
        </table:table-row>
        <table:table-row table:style-name="Table3.Row1">
          <table:table-cell table:style-name="Table3.Cell12">
            <text:p text:style-name="P6"><text:span><![CDATA[38]]></text:span></text:p>
          </table:table-cell>
          <table:table-cell table:style-name="Table3.Cell13">
            <text:p text:style-name="P7"><text:span><![CDATA[554]]></text:span></text:p>
          </table:table-cell>
          <table:table-cell table:style-name="Table3.Cell14">
            <text:p text:style-name="P8"><text:span><![CDATA[Alappuzha]]></text:span></text:p>
          </table:table-cell>
          <table:table-cell table:style-name="Table3.Cell15">
            <text:p text:style-name="P7"><text:span><![CDATA[5675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Kuttanad]]></text:span></text:p>
          </table:table-cell>
          <table:table-cell table:style-name="Table3.Cell18">
            <text:p text:style-name="P8"><text:span><![CDATA[കുട്ടനാട്]]></text:span></text:p>
          </table:table-cell>
          <table:table-cell table:style-name="Table3.Cell19">
            <text:p text:style-name="P6"><text:span><![CDATA[3]]></text:span></text:p>
          </table:table-cell>
          <table:table-cell table:style-name="Table3.Cell20">
            <text:p text:style-name="P7"><text:span><![CDATA[05675]]></text:span></text:p>
          </table:table-cell>
        </table:table-row>
        <table:table-row table:style-name="Table3.Row1">
          <table:table-cell table:style-name="Table3.Cell12">
            <text:p text:style-name="P6"><text:span><![CDATA[39]]></text:span></text:p>
          </table:table-cell>
          <table:table-cell table:style-name="Table3.Cell13">
            <text:p text:style-name="P7"><text:span><![CDATA[564]]></text:span></text:p>
          </table:table-cell>
          <table:table-cell table:style-name="Table3.Cell14">
            <text:p text:style-name="P8"><text:span><![CDATA[Pathanamthitta]]></text:span></text:p>
          </table:table-cell>
          <table:table-cell table:style-name="Table3.Cell15">
            <text:p text:style-name="P7"><text:span><![CDATA[5680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Mallappally]]></text:span></text:p>
          </table:table-cell>
          <table:table-cell table:style-name="Table3.Cell18">
            <text:p text:style-name="P8"><text:span><![CDATA[മല്ലപ്പള്ളി]]></text:span></text:p>
          </table:table-cell>
          <table:table-cell table:style-name="Table3.Cell19">
            <text:p text:style-name="P6"><text:span><![CDATA[2]]></text:span></text:p>
          </table:table-cell>
          <table:table-cell table:style-name="Table3.Cell20">
            <text:p text:style-name="P7"><text:span><![CDATA[05680]]></text:span></text:p>
          </table:table-cell>
        </table:table-row>
        <table:table-row table:style-name="Table3.Row1">
          <table:table-cell table:style-name="Table3.Cell12">
            <text:p text:style-name="P6"><text:span><![CDATA[40]]></text:span></text:p>
          </table:table-cell>
          <table:table-cell table:style-name="Table3.Cell13">
            <text:p text:style-name="P7"><text:span><![CDATA[567]]></text:span></text:p>
          </table:table-cell>
          <table:table-cell table:style-name="Table3.Cell14">
            <text:p text:style-name="P8"><text:span><![CDATA[Wayanad]]></text:span></text:p>
          </table:table-cell>
          <table:table-cell table:style-name="Table3.Cell15">
            <text:p text:style-name="P7"><text:span><![CDATA[5635]]></text:span></text:p>
          </table:table-cell>
          <table:table-cell table:style-name="Table3.Cell16">
            <text:p text:style-name="P7"><text:span><![CDATA[1]]></text:span></text:p>
          </table:table-cell>
          <table:table-cell table:style-name="Table3.Cell17">
            <text:p text:style-name="P8"><text:span><![CDATA[Mananthavady]]></text:span></text:p>
          </table:table-cell>
          <table:table-cell table:style-name="Table3.Cell18">
            <text:p text:style-name="P8"><text:span><![CDATA[മാനന്തവാടി]]></text:span></text:p>
          </table:table-cell>
          <table:table-cell table:style-name="Table3.Cell19">
            <text:p text:style-name="P6"><text:span><![CDATA[1]]></text:span></text:p>
          </table:table-cell>
          <table:table-cell table:style-name="Table3.Cell20">
            <text:p text:style-name="P7"><text:span><![CDATA[05635]]></text:span></text:p>
          </table:table-cell>
        </table:table-row>
      </table:table>
      <table:table table:style-name="Table5.Table4">
        <table:table-column table:style-name="Table5.Column10"/>
        <table:table-column table:style-name="Table5.Column11"/>
        <table:table-column table:style-name="Table5.Column12"/>
        <table:table-column table:style-name="Table5.Column13"/>
        <table:table-column table:style-name="Table5.Column14"/>
        <table:table-column table:style-name="Table5.Column15"/>
        <table:table-column table:style-name="Table5.Column16"/>
        <table:table-column table:style-name="Table5.Column17"/>
        <table:table-column table:style-name="Table5.Column18"/>
        <table:table-header-rows>
          <table:table-row>
            <table:table-cell table:style-name="Table5.Cell21">
              <text:p text:style-name="P5"><text:bookmark text:name="__bookmark_2"/><text:span><![CDATA[S.No.]]></text:span></text:p>
            </table:table-cell>
            <table:table-cell table:style-name="Table5.Cell22">
              <text:p text:style-name="P5"><text:span><![CDATA[District code]]></text:span></text:p>
            </table:table-cell>
            <table:table-cell table:style-name="Table5.Cell23">
              <text:p text:style-name="P5"><text:span><![CDATA[District Name]]></text:span></text:p>
            </table:table-cell>
            <table:table-cell table:style-name="Table5.Cell24">
              <text:p text:style-name="P5"><text:span><![CDATA[Subdistrict Code]]></text:span></text:p>
            </table:table-cell>
            <table:table-cell table:style-name="Table5.Cell25">
              <text:p text:style-name="P5"><text:span><![CDATA[Subdistrict Version]]></text:span></text:p>
            </table:table-cell>
            <table:table-cell table:style-name="Table5.Cell26">
              <text:p text:style-name="P5"><text:span><![CDATA[Subdistrict Name  ]]></text:span></text:p>
              <text:p text:style-name="P5"><text:span><![CDATA[(In English)]]></text:span></text:p>
            </table:table-cell>
            <table:table-cell table:style-name="Table5.Cell27">
              <text:p text:style-name="P5"><text:span><![CDATA[Subdistrict Name ]]></text:span></text:p>
              <text:p text:style-name="P5"><text:span><![CDATA[(In Local)]]></text:span></text:p>
            </table:table-cell>
            <table:table-cell table:style-name="Table5.Cell28">
              <text:p text:style-name="P5"><text:span><![CDATA[Census 2001 Code]]></text:span></text:p>
            </table:table-cell>
            <table:table-cell table:style-name="Table5.Cell29">
              <text:p text:style-name="P5"><text:span><![CDATA[Census 2011 Code]]></text:span></text:p>
            </table:table-cell>
          </table:table-row>
        </table:table-header-rows>
        <table:table-row table:style-name="Table5.Row2">
          <table:table-cell table:style-name="Table5.Cell30">
            <text:p text:style-name="P6"><text:span><![CDATA[41]]></text:span></text:p>
          </table:table-cell>
          <table:table-cell table:style-name="Table5.Cell31">
            <text:p text:style-name="P7"><text:span><![CDATA[558]]></text:span></text:p>
          </table:table-cell>
          <table:table-cell table:style-name="Table5.Cell32">
            <text:p text:style-name="P8"><text:span><![CDATA[Kasaragod]]></text:span></text:p>
          </table:table-cell>
          <table:table-cell table:style-name="Table5.Cell33">
            <text:p text:style-name="P7"><text:span><![CDATA[5932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Manjeswaram]]></text:span></text:p>
          </table:table-cell>
          <table:table-cell table:style-name="Table5.Cell36">
            <text:p text:style-name="P8"><text:span><![CDATA[മഞ്ചേശ്വരം]]></text:span></text:p>
          </table:table-cell>
          <table:table-cell table:style-name="Table5.Cell37">
            <text:p text:style-name="P6"/>
          </table:table-cell>
          <table:table-cell table:style-name="Table5.Cell38">
            <text:p text:style-name="P7"><text:span><![CDATA[00000]]></text:span></text:p>
          </table:table-cell>
        </table:table-row>
        <table:table-row table:style-name="Table5.Row2">
          <table:table-cell table:style-name="Table5.Cell30">
            <text:p text:style-name="P6"><text:span><![CDATA[42]]></text:span></text:p>
          </table:table-cell>
          <table:table-cell table:style-name="Table5.Cell31">
            <text:p text:style-name="P7"><text:span><![CDATA[563]]></text:span></text:p>
          </table:table-cell>
          <table:table-cell table:style-name="Table5.Cell32">
            <text:p text:style-name="P8"><text:span><![CDATA[Palakkad]]></text:span></text:p>
          </table:table-cell>
          <table:table-cell table:style-name="Table5.Cell33">
            <text:p text:style-name="P7"><text:span><![CDATA[5648]]></text:span></text:p>
          </table:table-cell>
          <table:table-cell table:style-name="Table5.Cell34">
            <text:p text:style-name="P7"><text:span><![CDATA[2]]></text:span></text:p>
          </table:table-cell>
          <table:table-cell table:style-name="Table5.Cell35">
            <text:p text:style-name="P8"><text:span><![CDATA[Mannarkad]]></text:span></text:p>
          </table:table-cell>
          <table:table-cell table:style-name="Table5.Cell36">
            <text:p text:style-name="P8"><text:span><![CDATA[മണ്ണാര്‍ക്കാട്]]></text:span></text:p>
          </table:table-cell>
          <table:table-cell table:style-name="Table5.Cell37">
            <text:p text:style-name="P6"><text:span><![CDATA[2]]></text:span></text:p>
          </table:table-cell>
          <table:table-cell table:style-name="Table5.Cell38">
            <text:p text:style-name="P7"><text:span><![CDATA[05648]]></text:span></text:p>
          </table:table-cell>
        </table:table-row>
        <table:table-row table:style-name="Table5.Row2">
          <table:table-cell table:style-name="Table5.Cell30">
            <text:p text:style-name="P6"><text:span><![CDATA[43]]></text:span></text:p>
          </table:table-cell>
          <table:table-cell table:style-name="Table5.Cell31">
            <text:p text:style-name="P7"><text:span><![CDATA[554]]></text:span></text:p>
          </table:table-cell>
          <table:table-cell table:style-name="Table5.Cell32">
            <text:p text:style-name="P8"><text:span><![CDATA[Alappuzha]]></text:span></text:p>
          </table:table-cell>
          <table:table-cell table:style-name="Table5.Cell33">
            <text:p text:style-name="P7"><text:span><![CDATA[5678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Mavelikkara]]></text:span></text:p>
          </table:table-cell>
          <table:table-cell table:style-name="Table5.Cell36">
            <text:p text:style-name="P8"><text:span><![CDATA[മാവേലിക്കര]]></text:span></text:p>
          </table:table-cell>
          <table:table-cell table:style-name="Table5.Cell37">
            <text:p text:style-name="P6"><text:span><![CDATA[6]]></text:span></text:p>
          </table:table-cell>
          <table:table-cell table:style-name="Table5.Cell38">
            <text:p text:style-name="P7"><text:span><![CDATA[05678]]></text:span></text:p>
          </table:table-cell>
        </table:table-row>
        <table:table-row table:style-name="Table5.Row2">
          <table:table-cell table:style-name="Table5.Cell30">
            <text:p text:style-name="P6"><text:span><![CDATA[44]]></text:span></text:p>
          </table:table-cell>
          <table:table-cell table:style-name="Table5.Cell31">
            <text:p text:style-name="P7"><text:span><![CDATA[560]]></text:span></text:p>
          </table:table-cell>
          <table:table-cell table:style-name="Table5.Cell32">
            <text:p text:style-name="P8"><text:span><![CDATA[Kottayam]]></text:span></text:p>
          </table:table-cell>
          <table:table-cell table:style-name="Table5.Cell33">
            <text:p text:style-name="P7"><text:span><![CDATA[5668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Meenachil]]></text:span></text:p>
          </table:table-cell>
          <table:table-cell table:style-name="Table5.Cell36">
            <text:p text:style-name="P8"><text:span><![CDATA[മീനച്ചില്‍]]></text:span></text:p>
          </table:table-cell>
          <table:table-cell table:style-name="Table5.Cell37">
            <text:p text:style-name="P6"><text:span><![CDATA[1]]></text:span></text:p>
          </table:table-cell>
          <table:table-cell table:style-name="Table5.Cell38">
            <text:p text:style-name="P7"><text:span><![CDATA[05668]]></text:span></text:p>
          </table:table-cell>
        </table:table-row>
        <table:table-row table:style-name="Table5.Row2">
          <table:table-cell table:style-name="Table5.Cell30">
            <text:p text:style-name="P6"><text:span><![CDATA[45]]></text:span></text:p>
          </table:table-cell>
          <table:table-cell table:style-name="Table5.Cell31">
            <text:p text:style-name="P7"><text:span><![CDATA[566]]></text:span></text:p>
          </table:table-cell>
          <table:table-cell table:style-name="Table5.Cell32">
            <text:p text:style-name="P8"><text:span><![CDATA[Thrissur]]></text:span></text:p>
          </table:table-cell>
          <table:table-cell table:style-name="Table5.Cell33">
            <text:p text:style-name="P7"><text:span><![CDATA[5656]]></text:span></text:p>
          </table:table-cell>
          <table:table-cell table:style-name="Table5.Cell34">
            <text:p text:style-name="P7"><text:span><![CDATA[2]]></text:span></text:p>
          </table:table-cell>
          <table:table-cell table:style-name="Table5.Cell35">
            <text:p text:style-name="P8"><text:span><![CDATA[Mukundapuram]]></text:span></text:p>
          </table:table-cell>
          <table:table-cell table:style-name="Table5.Cell36">
            <text:p text:style-name="P8"><text:span><![CDATA[മുകുന്ദപുരം]]></text:span></text:p>
          </table:table-cell>
          <table:table-cell table:style-name="Table5.Cell37">
            <text:p text:style-name="P6"><text:span><![CDATA[5]]></text:span></text:p>
          </table:table-cell>
          <table:table-cell table:style-name="Table5.Cell38">
            <text:p text:style-name="P7"><text:span><![CDATA[05656]]></text:span></text:p>
          </table:table-cell>
        </table:table-row>
        <table:table-row table:style-name="Table5.Row2">
          <table:table-cell table:style-name="Table5.Cell30">
            <text:p text:style-name="P6"><text:span><![CDATA[46]]></text:span></text:p>
          </table:table-cell>
          <table:table-cell table:style-name="Table5.Cell31">
            <text:p text:style-name="P7"><text:span><![CDATA[555]]></text:span></text:p>
          </table:table-cell>
          <table:table-cell table:style-name="Table5.Cell32">
            <text:p text:style-name="P8"><text:span><![CDATA[Ernakulam]]></text:span></text:p>
          </table:table-cell>
          <table:table-cell table:style-name="Table5.Cell33">
            <text:p text:style-name="P7"><text:span><![CDATA[5662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Muvattupuzha]]></text:span></text:p>
          </table:table-cell>
          <table:table-cell table:style-name="Table5.Cell36">
            <text:p text:style-name="P8"><text:span><![CDATA[മുവ്വാറ്റുപുഴ]]></text:span></text:p>
          </table:table-cell>
          <table:table-cell table:style-name="Table5.Cell37">
            <text:p text:style-name="P6"><text:span><![CDATA[6]]></text:span></text:p>
          </table:table-cell>
          <table:table-cell table:style-name="Table5.Cell38">
            <text:p text:style-name="P7"><text:span><![CDATA[05662]]></text:span></text:p>
          </table:table-cell>
        </table:table-row>
        <table:table-row table:style-name="Table5.Row2">
          <table:table-cell table:style-name="Table5.Cell30">
            <text:p text:style-name="P6"><text:span><![CDATA[47]]></text:span></text:p>
          </table:table-cell>
          <table:table-cell table:style-name="Table5.Cell31">
            <text:p text:style-name="P7"><text:span><![CDATA[565]]></text:span></text:p>
          </table:table-cell>
          <table:table-cell table:style-name="Table5.Cell32">
            <text:p text:style-name="P8"><text:span><![CDATA[Thiruvananthapuram]]></text:span></text:p>
          </table:table-cell>
          <table:table-cell table:style-name="Table5.Cell33">
            <text:p text:style-name="P7"><text:span><![CDATA[5690]]></text:span></text:p>
          </table:table-cell>
          <table:table-cell table:style-name="Table5.Cell34">
            <text:p text:style-name="P7"><text:span><![CDATA[3]]></text:span></text:p>
          </table:table-cell>
          <table:table-cell table:style-name="Table5.Cell35">
            <text:p text:style-name="P8"><text:span><![CDATA[Nedumangad]]></text:span></text:p>
          </table:table-cell>
          <table:table-cell table:style-name="Table5.Cell36">
            <text:p text:style-name="P8"><text:span><![CDATA[നെടുമങ്ങാട്]]></text:span></text:p>
          </table:table-cell>
          <table:table-cell table:style-name="Table5.Cell37">
            <text:p text:style-name="P6"><text:span><![CDATA[2]]></text:span></text:p>
          </table:table-cell>
          <table:table-cell table:style-name="Table5.Cell38">
            <text:p text:style-name="P7"><text:span><![CDATA[05690]]></text:span></text:p>
          </table:table-cell>
        </table:table-row>
        <table:table-row table:style-name="Table5.Row2">
          <table:table-cell table:style-name="Table5.Cell30">
            <text:p text:style-name="P6"><text:span><![CDATA[48]]></text:span></text:p>
          </table:table-cell>
          <table:table-cell table:style-name="Table5.Cell31">
            <text:p text:style-name="P7"><text:span><![CDATA[565]]></text:span></text:p>
          </table:table-cell>
          <table:table-cell table:style-name="Table5.Cell32">
            <text:p text:style-name="P8"><text:span><![CDATA[Thiruvananthapuram]]></text:span></text:p>
          </table:table-cell>
          <table:table-cell table:style-name="Table5.Cell33">
            <text:p text:style-name="P7"><text:span><![CDATA[5692]]></text:span></text:p>
          </table:table-cell>
          <table:table-cell table:style-name="Table5.Cell34">
            <text:p text:style-name="P7"><text:span><![CDATA[3]]></text:span></text:p>
          </table:table-cell>
          <table:table-cell table:style-name="Table5.Cell35">
            <text:p text:style-name="P8"><text:span><![CDATA[Neyyattinkara]]></text:span></text:p>
          </table:table-cell>
          <table:table-cell table:style-name="Table5.Cell36">
            <text:p text:style-name="P8"><text:span><![CDATA[നെയ്യാറ്റിന്‍കര]]></text:span></text:p>
          </table:table-cell>
          <table:table-cell table:style-name="Table5.Cell37">
            <text:p text:style-name="P6"><text:span><![CDATA[4]]></text:span></text:p>
          </table:table-cell>
          <table:table-cell table:style-name="Table5.Cell38">
            <text:p text:style-name="P7"><text:span><![CDATA[05692]]></text:span></text:p>
          </table:table-cell>
        </table:table-row>
        <table:table-row table:style-name="Table5.Row2">
          <table:table-cell table:style-name="Table5.Cell30">
            <text:p text:style-name="P6"><text:span><![CDATA[49]]></text:span></text:p>
          </table:table-cell>
          <table:table-cell table:style-name="Table5.Cell31">
            <text:p text:style-name="P7"><text:span><![CDATA[562]]></text:span></text:p>
          </table:table-cell>
          <table:table-cell table:style-name="Table5.Cell32">
            <text:p text:style-name="P8"><text:span><![CDATA[Malappuram]]></text:span></text:p>
          </table:table-cell>
          <table:table-cell table:style-name="Table5.Cell33">
            <text:p text:style-name="P7"><text:span><![CDATA[5642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Nilambur]]></text:span></text:p>
          </table:table-cell>
          <table:table-cell table:style-name="Table5.Cell36">
            <text:p text:style-name="P8"><text:span><![CDATA[നിലമ്പൂര്‍]]></text:span></text:p>
          </table:table-cell>
          <table:table-cell table:style-name="Table5.Cell37">
            <text:p text:style-name="P6"><text:span><![CDATA[2]]></text:span></text:p>
          </table:table-cell>
          <table:table-cell table:style-name="Table5.Cell38">
            <text:p text:style-name="P7"><text:span><![CDATA[05642]]></text:span></text:p>
          </table:table-cell>
        </table:table-row>
        <table:table-row table:style-name="Table5.Row2">
          <table:table-cell table:style-name="Table5.Cell30">
            <text:p text:style-name="P6"><text:span><![CDATA[50]]></text:span></text:p>
          </table:table-cell>
          <table:table-cell table:style-name="Table5.Cell31">
            <text:p text:style-name="P7"><text:span><![CDATA[563]]></text:span></text:p>
          </table:table-cell>
          <table:table-cell table:style-name="Table5.Cell32">
            <text:p text:style-name="P8"><text:span><![CDATA[Palakkad]]></text:span></text:p>
          </table:table-cell>
          <table:table-cell table:style-name="Table5.Cell33">
            <text:p text:style-name="P7"><text:span><![CDATA[5647]]></text:span></text:p>
          </table:table-cell>
          <table:table-cell table:style-name="Table5.Cell34">
            <text:p text:style-name="P7"><text:span><![CDATA[2]]></text:span></text:p>
          </table:table-cell>
          <table:table-cell table:style-name="Table5.Cell35">
            <text:p text:style-name="P8"><text:span><![CDATA[Ottappalam]]></text:span></text:p>
          </table:table-cell>
          <table:table-cell table:style-name="Table5.Cell36">
            <text:p text:style-name="P8"><text:span><![CDATA[ഒറ്റപ്പാലം]]></text:span></text:p>
          </table:table-cell>
          <table:table-cell table:style-name="Table5.Cell37">
            <text:p text:style-name="P6"><text:span><![CDATA[1]]></text:span></text:p>
          </table:table-cell>
          <table:table-cell table:style-name="Table5.Cell38">
            <text:p text:style-name="P7"><text:span><![CDATA[05647]]></text:span></text:p>
          </table:table-cell>
        </table:table-row>
        <table:table-row table:style-name="Table5.Row2">
          <table:table-cell table:style-name="Table5.Cell30">
            <text:p text:style-name="P6"><text:span><![CDATA[51]]></text:span></text:p>
          </table:table-cell>
          <table:table-cell table:style-name="Table5.Cell31">
            <text:p text:style-name="P7"><text:span><![CDATA[563]]></text:span></text:p>
          </table:table-cell>
          <table:table-cell table:style-name="Table5.Cell32">
            <text:p text:style-name="P8"><text:span><![CDATA[Palakkad]]></text:span></text:p>
          </table:table-cell>
          <table:table-cell table:style-name="Table5.Cell33">
            <text:p text:style-name="P7"><text:span><![CDATA[5649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Palakkad]]></text:span></text:p>
          </table:table-cell>
          <table:table-cell table:style-name="Table5.Cell36">
            <text:p text:style-name="P8"><text:span><![CDATA[പാലക്കാട്]]></text:span></text:p>
          </table:table-cell>
          <table:table-cell table:style-name="Table5.Cell37">
            <text:p text:style-name="P6"><text:span><![CDATA[3]]></text:span></text:p>
          </table:table-cell>
          <table:table-cell table:style-name="Table5.Cell38">
            <text:p text:style-name="P7"><text:span><![CDATA[05649]]></text:span></text:p>
          </table:table-cell>
        </table:table-row>
        <table:table-row table:style-name="Table5.Row2">
          <table:table-cell table:style-name="Table5.Cell30">
            <text:p text:style-name="P6"><text:span><![CDATA[52]]></text:span></text:p>
          </table:table-cell>
          <table:table-cell table:style-name="Table5.Cell31">
            <text:p text:style-name="P7"><text:span><![CDATA[555]]></text:span></text:p>
          </table:table-cell>
          <table:table-cell table:style-name="Table5.Cell32">
            <text:p text:style-name="P8"><text:span><![CDATA[Ernakulam]]></text:span></text:p>
          </table:table-cell>
          <table:table-cell table:style-name="Table5.Cell33">
            <text:p text:style-name="P7"><text:span><![CDATA[5659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Paravur]]></text:span></text:p>
          </table:table-cell>
          <table:table-cell table:style-name="Table5.Cell36">
            <text:p text:style-name="P8"><text:span><![CDATA[നോര്‍ത്ത് പറവൂര്‍]]></text:span></text:p>
          </table:table-cell>
          <table:table-cell table:style-name="Table5.Cell37">
            <text:p text:style-name="P6"><text:span><![CDATA[3]]></text:span></text:p>
          </table:table-cell>
          <table:table-cell table:style-name="Table5.Cell38">
            <text:p text:style-name="P7"><text:span><![CDATA[05659]]></text:span></text:p>
          </table:table-cell>
        </table:table-row>
        <table:table-row table:style-name="Table5.Row2">
          <table:table-cell table:style-name="Table5.Cell30">
            <text:p text:style-name="P6"><text:span><![CDATA[53]]></text:span></text:p>
          </table:table-cell>
          <table:table-cell table:style-name="Table5.Cell31">
            <text:p text:style-name="P7"><text:span><![CDATA[559]]></text:span></text:p>
          </table:table-cell>
          <table:table-cell table:style-name="Table5.Cell32">
            <text:p text:style-name="P8"><text:span><![CDATA[Kollam]]></text:span></text:p>
          </table:table-cell>
          <table:table-cell table:style-name="Table5.Cell33">
            <text:p text:style-name="P7"><text:span><![CDATA[5686]]></text:span></text:p>
          </table:table-cell>
          <table:table-cell table:style-name="Table5.Cell34">
            <text:p text:style-name="P7"><text:span><![CDATA[2]]></text:span></text:p>
          </table:table-cell>
          <table:table-cell table:style-name="Table5.Cell35">
            <text:p text:style-name="P8"><text:span><![CDATA[Pathanapuram]]></text:span></text:p>
          </table:table-cell>
          <table:table-cell table:style-name="Table5.Cell36">
            <text:p text:style-name="P8"><text:span><![CDATA[പത്തനാപുരം]]></text:span></text:p>
          </table:table-cell>
          <table:table-cell table:style-name="Table5.Cell37">
            <text:p text:style-name="P6"><text:span><![CDATA[3]]></text:span></text:p>
          </table:table-cell>
          <table:table-cell table:style-name="Table5.Cell38">
            <text:p text:style-name="P7"><text:span><![CDATA[05686]]></text:span></text:p>
          </table:table-cell>
        </table:table-row>
        <table:table-row table:style-name="Table5.Row2">
          <table:table-cell table:style-name="Table5.Cell30">
            <text:p text:style-name="P6"><text:span><![CDATA[54]]></text:span></text:p>
          </table:table-cell>
          <table:table-cell table:style-name="Table5.Cell31">
            <text:p text:style-name="P7"><text:span><![CDATA[563]]></text:span></text:p>
          </table:table-cell>
          <table:table-cell table:style-name="Table5.Cell32">
            <text:p text:style-name="P8"><text:span><![CDATA[Palakkad]]></text:span></text:p>
          </table:table-cell>
          <table:table-cell table:style-name="Table5.Cell33">
            <text:p text:style-name="P7"><text:span><![CDATA[5940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Pattambi]]></text:span></text:p>
          </table:table-cell>
          <table:table-cell table:style-name="Table5.Cell36">
            <text:p text:style-name="P8"><text:span><![CDATA[പട്ടാമ്പി]]></text:span></text:p>
          </table:table-cell>
          <table:table-cell table:style-name="Table5.Cell37">
            <text:p text:style-name="P6"/>
          </table:table-cell>
          <table:table-cell table:style-name="Table5.Cell38">
            <text:p text:style-name="P7"><text:span><![CDATA[00000]]></text:span></text:p>
          </table:table-cell>
        </table:table-row>
        <table:table-row table:style-name="Table5.Row2">
          <table:table-cell table:style-name="Table5.Cell30">
            <text:p text:style-name="P6"><text:span><![CDATA[55]]></text:span></text:p>
          </table:table-cell>
          <table:table-cell table:style-name="Table5.Cell31">
            <text:p text:style-name="P7"><text:span><![CDATA[557]]></text:span></text:p>
          </table:table-cell>
          <table:table-cell table:style-name="Table5.Cell32">
            <text:p text:style-name="P8"><text:span><![CDATA[Kannur]]></text:span></text:p>
          </table:table-cell>
          <table:table-cell table:style-name="Table5.Cell33">
            <text:p text:style-name="P7"><text:span><![CDATA[6599]]></text:span></text:p>
          </table:table-cell>
          <table:table-cell table:style-name="Table5.Cell34">
            <text:p text:style-name="P7"><text:span><![CDATA[4]]></text:span></text:p>
          </table:table-cell>
          <table:table-cell table:style-name="Table5.Cell35">
            <text:p text:style-name="P8"><text:span><![CDATA[Payyannur]]></text:span></text:p>
          </table:table-cell>
          <table:table-cell table:style-name="Table5.Cell36">
            <text:p text:style-name="P8"><text:span><![CDATA[പയ്യന്നൂർ]]></text:span></text:p>
          </table:table-cell>
          <table:table-cell table:style-name="Table5.Cell37">
            <text:p text:style-name="P6"/>
          </table:table-cell>
          <table:table-cell table:style-name="Table5.Cell38">
            <text:p text:style-name="P7"><text:span><![CDATA[00000]]></text:span></text:p>
          </table:table-cell>
        </table:table-row>
        <table:table-row table:style-name="Table5.Row2">
          <table:table-cell table:style-name="Table5.Cell30">
            <text:p text:style-name="P6"><text:span><![CDATA[56]]></text:span></text:p>
          </table:table-cell>
          <table:table-cell table:style-name="Table5.Cell31">
            <text:p text:style-name="P7"><text:span><![CDATA[556]]></text:span></text:p>
          </table:table-cell>
          <table:table-cell table:style-name="Table5.Cell32">
            <text:p text:style-name="P8"><text:span><![CDATA[Idukki]]></text:span></text:p>
          </table:table-cell>
          <table:table-cell table:style-name="Table5.Cell33">
            <text:p text:style-name="P7"><text:span><![CDATA[5667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Peerumade]]></text:span></text:p>
          </table:table-cell>
          <table:table-cell table:style-name="Table5.Cell36">
            <text:p text:style-name="P8"><text:span><![CDATA[പീരുമേട്]]></text:span></text:p>
          </table:table-cell>
          <table:table-cell table:style-name="Table5.Cell37">
            <text:p text:style-name="P6"><text:span><![CDATA[4]]></text:span></text:p>
          </table:table-cell>
          <table:table-cell table:style-name="Table5.Cell38">
            <text:p text:style-name="P7"><text:span><![CDATA[05667]]></text:span></text:p>
          </table:table-cell>
        </table:table-row>
        <table:table-row table:style-name="Table5.Row2">
          <table:table-cell table:style-name="Table5.Cell30">
            <text:p text:style-name="P6"><text:span><![CDATA[57]]></text:span></text:p>
          </table:table-cell>
          <table:table-cell table:style-name="Table5.Cell31">
            <text:p text:style-name="P7"><text:span><![CDATA[562]]></text:span></text:p>
          </table:table-cell>
          <table:table-cell table:style-name="Table5.Cell32">
            <text:p text:style-name="P8"><text:span><![CDATA[Malappuram]]></text:span></text:p>
          </table:table-cell>
          <table:table-cell table:style-name="Table5.Cell33">
            <text:p text:style-name="P7"><text:span><![CDATA[5643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Perinthalmanna]]></text:span></text:p>
          </table:table-cell>
          <table:table-cell table:style-name="Table5.Cell36">
            <text:p text:style-name="P8"><text:span><![CDATA[പെരിന്തല്‍മണ്ണ]]></text:span></text:p>
          </table:table-cell>
          <table:table-cell table:style-name="Table5.Cell37">
            <text:p text:style-name="P6"><text:span><![CDATA[3]]></text:span></text:p>
          </table:table-cell>
          <table:table-cell table:style-name="Table5.Cell38">
            <text:p text:style-name="P7"><text:span><![CDATA[05643]]></text:span></text:p>
          </table:table-cell>
        </table:table-row>
        <table:table-row table:style-name="Table5.Row2">
          <table:table-cell table:style-name="Table5.Cell30">
            <text:p text:style-name="P6"><text:span><![CDATA[58]]></text:span></text:p>
          </table:table-cell>
          <table:table-cell table:style-name="Table5.Cell31">
            <text:p text:style-name="P7"><text:span><![CDATA[562]]></text:span></text:p>
          </table:table-cell>
          <table:table-cell table:style-name="Table5.Cell32">
            <text:p text:style-name="P8"><text:span><![CDATA[Malappuram]]></text:span></text:p>
          </table:table-cell>
          <table:table-cell table:style-name="Table5.Cell33">
            <text:p text:style-name="P7"><text:span><![CDATA[5646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Ponnani]]></text:span></text:p>
          </table:table-cell>
          <table:table-cell table:style-name="Table5.Cell36">
            <text:p text:style-name="P8"><text:span><![CDATA[പൊന്നാനി]]></text:span></text:p>
          </table:table-cell>
          <table:table-cell table:style-name="Table5.Cell37">
            <text:p text:style-name="P6"><text:span><![CDATA[6]]></text:span></text:p>
          </table:table-cell>
          <table:table-cell table:style-name="Table5.Cell38">
            <text:p text:style-name="P7"><text:span><![CDATA[05646]]></text:span></text:p>
          </table:table-cell>
        </table:table-row>
        <table:table-row table:style-name="Table5.Row2">
          <table:table-cell table:style-name="Table5.Cell30">
            <text:p text:style-name="P6"><text:span><![CDATA[59]]></text:span></text:p>
          </table:table-cell>
          <table:table-cell table:style-name="Table5.Cell31">
            <text:p text:style-name="P7"><text:span><![CDATA[559]]></text:span></text:p>
          </table:table-cell>
          <table:table-cell table:style-name="Table5.Cell32">
            <text:p text:style-name="P8"><text:span><![CDATA[Kollam]]></text:span></text:p>
          </table:table-cell>
          <table:table-cell table:style-name="Table5.Cell33">
            <text:p text:style-name="P7"><text:span><![CDATA[5947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Punalur]]></text:span></text:p>
          </table:table-cell>
          <table:table-cell table:style-name="Table5.Cell36">
            <text:p text:style-name="P8"><text:span><![CDATA[പുനലൂര്‍]]></text:span></text:p>
          </table:table-cell>
          <table:table-cell table:style-name="Table5.Cell37">
            <text:p text:style-name="P6"/>
          </table:table-cell>
          <table:table-cell table:style-name="Table5.Cell38">
            <text:p text:style-name="P7"><text:span><![CDATA[00000]]></text:span></text:p>
          </table:table-cell>
        </table:table-row>
        <table:table-row table:style-name="Table5.Row2">
          <table:table-cell table:style-name="Table5.Cell30">
            <text:p text:style-name="P6"><text:span><![CDATA[60]]></text:span></text:p>
          </table:table-cell>
          <table:table-cell table:style-name="Table5.Cell31">
            <text:p text:style-name="P7"><text:span><![CDATA[564]]></text:span></text:p>
          </table:table-cell>
          <table:table-cell table:style-name="Table5.Cell32">
            <text:p text:style-name="P8"><text:span><![CDATA[Pathanamthitta]]></text:span></text:p>
          </table:table-cell>
          <table:table-cell table:style-name="Table5.Cell33">
            <text:p text:style-name="P7"><text:span><![CDATA[5681]]></text:span></text:p>
          </table:table-cell>
          <table:table-cell table:style-name="Table5.Cell34">
            <text:p text:style-name="P7"><text:span><![CDATA[2]]></text:span></text:p>
          </table:table-cell>
          <table:table-cell table:style-name="Table5.Cell35">
            <text:p text:style-name="P8"><text:span><![CDATA[Ranni]]></text:span></text:p>
          </table:table-cell>
          <table:table-cell table:style-name="Table5.Cell36">
            <text:p text:style-name="P8"><text:span><![CDATA[റാന്നി]]></text:span></text:p>
          </table:table-cell>
          <table:table-cell table:style-name="Table5.Cell37">
            <text:p text:style-name="P6"><text:span><![CDATA[3]]></text:span></text:p>
          </table:table-cell>
          <table:table-cell table:style-name="Table5.Cell38">
            <text:p text:style-name="P7"><text:span><![CDATA[05681]]></text:span></text:p>
          </table:table-cell>
        </table:table-row>
        <table:table-row table:style-name="Table5.Row2">
          <table:table-cell table:style-name="Table5.Cell30">
            <text:p text:style-name="P6"><text:span><![CDATA[61]]></text:span></text:p>
          </table:table-cell>
          <table:table-cell table:style-name="Table5.Cell31">
            <text:p text:style-name="P7"><text:span><![CDATA[567]]></text:span></text:p>
          </table:table-cell>
          <table:table-cell table:style-name="Table5.Cell32">
            <text:p text:style-name="P8"><text:span><![CDATA[Wayanad]]></text:span></text:p>
          </table:table-cell>
          <table:table-cell table:style-name="Table5.Cell33">
            <text:p text:style-name="P7"><text:span><![CDATA[5636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Sulthanbathery]]></text:span></text:p>
          </table:table-cell>
          <table:table-cell table:style-name="Table5.Cell36">
            <text:p text:style-name="P8"><text:span><![CDATA[സുല്‍ത്താന്‍ ബത്തേരി]]></text:span></text:p>
          </table:table-cell>
          <table:table-cell table:style-name="Table5.Cell37">
            <text:p text:style-name="P6"><text:span><![CDATA[2]]></text:span></text:p>
          </table:table-cell>
          <table:table-cell table:style-name="Table5.Cell38">
            <text:p text:style-name="P7"><text:span><![CDATA[05636]]></text:span></text:p>
          </table:table-cell>
        </table:table-row>
        <table:table-row table:style-name="Table5.Row2">
          <table:table-cell table:style-name="Table5.Cell30">
            <text:p text:style-name="P6"><text:span><![CDATA[62]]></text:span></text:p>
          </table:table-cell>
          <table:table-cell table:style-name="Table5.Cell31">
            <text:p text:style-name="P7"><text:span><![CDATA[566]]></text:span></text:p>
          </table:table-cell>
          <table:table-cell table:style-name="Table5.Cell32">
            <text:p text:style-name="P8"><text:span><![CDATA[Thrissur]]></text:span></text:p>
          </table:table-cell>
          <table:table-cell table:style-name="Table5.Cell33">
            <text:p text:style-name="P7"><text:span><![CDATA[5652]]></text:span></text:p>
          </table:table-cell>
          <table:table-cell table:style-name="Table5.Cell34">
            <text:p text:style-name="P7"><text:span><![CDATA[3]]></text:span></text:p>
          </table:table-cell>
          <table:table-cell table:style-name="Table5.Cell35">
            <text:p text:style-name="P8"><text:span><![CDATA[Talappilly]]></text:span></text:p>
          </table:table-cell>
          <table:table-cell table:style-name="Table5.Cell36">
            <text:p text:style-name="P8"><text:span><![CDATA[തലപ്പിള്ളി]]></text:span></text:p>
          </table:table-cell>
          <table:table-cell table:style-name="Table5.Cell37">
            <text:p text:style-name="P6"><text:span><![CDATA[1]]></text:span></text:p>
          </table:table-cell>
          <table:table-cell table:style-name="Table5.Cell38">
            <text:p text:style-name="P7"><text:span><![CDATA[05652]]></text:span></text:p>
          </table:table-cell>
        </table:table-row>
        <table:table-row table:style-name="Table5.Row2">
          <table:table-cell table:style-name="Table5.Cell30">
            <text:p text:style-name="P6"><text:span><![CDATA[63]]></text:span></text:p>
          </table:table-cell>
          <table:table-cell table:style-name="Table5.Cell31">
            <text:p text:style-name="P7"><text:span><![CDATA[557]]></text:span></text:p>
          </table:table-cell>
          <table:table-cell table:style-name="Table5.Cell32">
            <text:p text:style-name="P8"><text:span><![CDATA[Kannur]]></text:span></text:p>
          </table:table-cell>
          <table:table-cell table:style-name="Table5.Cell33">
            <text:p text:style-name="P7"><text:span><![CDATA[5632]]></text:span></text:p>
          </table:table-cell>
          <table:table-cell table:style-name="Table5.Cell34">
            <text:p text:style-name="P7"><text:span><![CDATA[5]]></text:span></text:p>
          </table:table-cell>
          <table:table-cell table:style-name="Table5.Cell35">
            <text:p text:style-name="P8"><text:span><![CDATA[Taliparamba]]></text:span></text:p>
          </table:table-cell>
          <table:table-cell table:style-name="Table5.Cell36">
            <text:p text:style-name="P8"><text:span><![CDATA[തളിപ്പറമ്പ]]></text:span></text:p>
          </table:table-cell>
          <table:table-cell table:style-name="Table5.Cell37">
            <text:p text:style-name="P6"><text:span><![CDATA[1]]></text:span></text:p>
          </table:table-cell>
          <table:table-cell table:style-name="Table5.Cell38">
            <text:p text:style-name="P7"><text:span><![CDATA[05632]]></text:span></text:p>
          </table:table-cell>
        </table:table-row>
        <table:table-row table:style-name="Table5.Row2">
          <table:table-cell table:style-name="Table5.Cell30">
            <text:p text:style-name="P6"><text:span><![CDATA[64]]></text:span></text:p>
          </table:table-cell>
          <table:table-cell table:style-name="Table5.Cell31">
            <text:p text:style-name="P7"><text:span><![CDATA[557]]></text:span></text:p>
          </table:table-cell>
          <table:table-cell table:style-name="Table5.Cell32">
            <text:p text:style-name="P8"><text:span><![CDATA[Kannur]]></text:span></text:p>
          </table:table-cell>
          <table:table-cell table:style-name="Table5.Cell33">
            <text:p text:style-name="P7"><text:span><![CDATA[5634]]></text:span></text:p>
          </table:table-cell>
          <table:table-cell table:style-name="Table5.Cell34">
            <text:p text:style-name="P7"><text:span><![CDATA[2]]></text:span></text:p>
          </table:table-cell>
          <table:table-cell table:style-name="Table5.Cell35">
            <text:p text:style-name="P8"><text:span><![CDATA[Thalassery]]></text:span></text:p>
          </table:table-cell>
          <table:table-cell table:style-name="Table5.Cell36">
            <text:p text:style-name="P8"><text:span><![CDATA[തലശ്ശേരി]]></text:span></text:p>
          </table:table-cell>
          <table:table-cell table:style-name="Table5.Cell37">
            <text:p text:style-name="P6"><text:span><![CDATA[3]]></text:span></text:p>
          </table:table-cell>
          <table:table-cell table:style-name="Table5.Cell38">
            <text:p text:style-name="P7"><text:span><![CDATA[05634]]></text:span></text:p>
          </table:table-cell>
        </table:table-row>
        <table:table-row table:style-name="Table5.Row2">
          <table:table-cell table:style-name="Table5.Cell30">
            <text:p text:style-name="P6"><text:span><![CDATA[65]]></text:span></text:p>
          </table:table-cell>
          <table:table-cell table:style-name="Table5.Cell31">
            <text:p text:style-name="P7"><text:span><![CDATA[561]]></text:span></text:p>
          </table:table-cell>
          <table:table-cell table:style-name="Table5.Cell32">
            <text:p text:style-name="P8"><text:span><![CDATA[Kozhikode]]></text:span></text:p>
          </table:table-cell>
          <table:table-cell table:style-name="Table5.Cell33">
            <text:p text:style-name="P7"><text:span><![CDATA[5938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Thamarassery]]></text:span></text:p>
          </table:table-cell>
          <table:table-cell table:style-name="Table5.Cell36">
            <text:p text:style-name="P8"><text:span><![CDATA[താമരശ്ശേരി]]></text:span></text:p>
          </table:table-cell>
          <table:table-cell table:style-name="Table5.Cell37">
            <text:p text:style-name="P6"/>
          </table:table-cell>
          <table:table-cell table:style-name="Table5.Cell38">
            <text:p text:style-name="P7"><text:span><![CDATA[00000]]></text:span></text:p>
          </table:table-cell>
        </table:table-row>
        <table:table-row table:style-name="Table5.Row2">
          <table:table-cell table:style-name="Table5.Cell30">
            <text:p text:style-name="P6"><text:span><![CDATA[66]]></text:span></text:p>
          </table:table-cell>
          <table:table-cell table:style-name="Table5.Cell31">
            <text:p text:style-name="P7"><text:span><![CDATA[564]]></text:span></text:p>
          </table:table-cell>
          <table:table-cell table:style-name="Table5.Cell32">
            <text:p text:style-name="P8"><text:span><![CDATA[Pathanamthitta]]></text:span></text:p>
          </table:table-cell>
          <table:table-cell table:style-name="Table5.Cell33">
            <text:p text:style-name="P7"><text:span><![CDATA[5679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Thiruvalla]]></text:span></text:p>
          </table:table-cell>
          <table:table-cell table:style-name="Table5.Cell36">
            <text:p text:style-name="P8"><text:span><![CDATA[തിരുവല്ല]]></text:span></text:p>
          </table:table-cell>
          <table:table-cell table:style-name="Table5.Cell37">
            <text:p text:style-name="P6"><text:span><![CDATA[1]]></text:span></text:p>
          </table:table-cell>
          <table:table-cell table:style-name="Table5.Cell38">
            <text:p text:style-name="P7"><text:span><![CDATA[05679]]></text:span></text:p>
          </table:table-cell>
        </table:table-row>
        <table:table-row table:style-name="Table5.Row2">
          <table:table-cell table:style-name="Table5.Cell30">
            <text:p text:style-name="P6"><text:span><![CDATA[67]]></text:span></text:p>
          </table:table-cell>
          <table:table-cell table:style-name="Table5.Cell31">
            <text:p text:style-name="P7"><text:span><![CDATA[565]]></text:span></text:p>
          </table:table-cell>
          <table:table-cell table:style-name="Table5.Cell32">
            <text:p text:style-name="P8"><text:span><![CDATA[Thiruvananthapuram]]></text:span></text:p>
          </table:table-cell>
          <table:table-cell table:style-name="Table5.Cell33">
            <text:p text:style-name="P7"><text:span><![CDATA[5691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Thiruvananthapuram]]></text:span></text:p>
          </table:table-cell>
          <table:table-cell table:style-name="Table5.Cell36">
            <text:p text:style-name="P8"><text:span><![CDATA[തിരുവനന്തപുരം]]></text:span></text:p>
          </table:table-cell>
          <table:table-cell table:style-name="Table5.Cell37">
            <text:p text:style-name="P6"><text:span><![CDATA[3]]></text:span></text:p>
          </table:table-cell>
          <table:table-cell table:style-name="Table5.Cell38">
            <text:p text:style-name="P7"><text:span><![CDATA[05691]]></text:span></text:p>
          </table:table-cell>
        </table:table-row>
        <table:table-row table:style-name="Table5.Row2">
          <table:table-cell table:style-name="Table5.Cell30">
            <text:p text:style-name="P6"><text:span><![CDATA[68]]></text:span></text:p>
          </table:table-cell>
          <table:table-cell table:style-name="Table5.Cell31">
            <text:p text:style-name="P7"><text:span><![CDATA[556]]></text:span></text:p>
          </table:table-cell>
          <table:table-cell table:style-name="Table5.Cell32">
            <text:p text:style-name="P8"><text:span><![CDATA[Idukki]]></text:span></text:p>
          </table:table-cell>
          <table:table-cell table:style-name="Table5.Cell33">
            <text:p text:style-name="P7"><text:span><![CDATA[5666]]></text:span></text:p>
          </table:table-cell>
          <table:table-cell table:style-name="Table5.Cell34">
            <text:p text:style-name="P7"><text:span><![CDATA[2]]></text:span></text:p>
          </table:table-cell>
          <table:table-cell table:style-name="Table5.Cell35">
            <text:p text:style-name="P8"><text:span><![CDATA[Thodupuzha]]></text:span></text:p>
          </table:table-cell>
          <table:table-cell table:style-name="Table5.Cell36">
            <text:p text:style-name="P8"><text:span><![CDATA[തൊടുപുഴ]]></text:span></text:p>
          </table:table-cell>
          <table:table-cell table:style-name="Table5.Cell37">
            <text:p text:style-name="P6"><text:span><![CDATA[3]]></text:span></text:p>
          </table:table-cell>
          <table:table-cell table:style-name="Table5.Cell38">
            <text:p text:style-name="P7"><text:span><![CDATA[05666]]></text:span></text:p>
          </table:table-cell>
        </table:table-row>
        <table:table-row table:style-name="Table5.Row2">
          <table:table-cell table:style-name="Table5.Cell30">
            <text:p text:style-name="P6"><text:span><![CDATA[69]]></text:span></text:p>
          </table:table-cell>
          <table:table-cell table:style-name="Table5.Cell31">
            <text:p text:style-name="P7"><text:span><![CDATA[566]]></text:span></text:p>
          </table:table-cell>
          <table:table-cell table:style-name="Table5.Cell32">
            <text:p text:style-name="P8"><text:span><![CDATA[Thrissur]]></text:span></text:p>
          </table:table-cell>
          <table:table-cell table:style-name="Table5.Cell33">
            <text:p text:style-name="P7"><text:span><![CDATA[5654]]></text:span></text:p>
          </table:table-cell>
          <table:table-cell table:style-name="Table5.Cell34">
            <text:p text:style-name="P7"><text:span><![CDATA[2]]></text:span></text:p>
          </table:table-cell>
          <table:table-cell table:style-name="Table5.Cell35">
            <text:p text:style-name="P8"><text:span><![CDATA[Thrissur]]></text:span></text:p>
          </table:table-cell>
          <table:table-cell table:style-name="Table5.Cell36">
            <text:p text:style-name="P8"><text:span><![CDATA[തൃശ്ശൂര്‍]]></text:span></text:p>
          </table:table-cell>
          <table:table-cell table:style-name="Table5.Cell37">
            <text:p text:style-name="P6"><text:span><![CDATA[3]]></text:span></text:p>
          </table:table-cell>
          <table:table-cell table:style-name="Table5.Cell38">
            <text:p text:style-name="P7"><text:span><![CDATA[05654]]></text:span></text:p>
          </table:table-cell>
        </table:table-row>
        <table:table-row table:style-name="Table5.Row2">
          <table:table-cell table:style-name="Table5.Cell30">
            <text:p text:style-name="P6"><text:span><![CDATA[70]]></text:span></text:p>
          </table:table-cell>
          <table:table-cell table:style-name="Table5.Cell31">
            <text:p text:style-name="P7"><text:span><![CDATA[562]]></text:span></text:p>
          </table:table-cell>
          <table:table-cell table:style-name="Table5.Cell32">
            <text:p text:style-name="P8"><text:span><![CDATA[Malappuram]]></text:span></text:p>
          </table:table-cell>
          <table:table-cell table:style-name="Table5.Cell33">
            <text:p text:style-name="P7"><text:span><![CDATA[5644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Tirur]]></text:span></text:p>
          </table:table-cell>
          <table:table-cell table:style-name="Table5.Cell36">
            <text:p text:style-name="P8"><text:span><![CDATA[തിരൂര്‍]]></text:span></text:p>
          </table:table-cell>
          <table:table-cell table:style-name="Table5.Cell37">
            <text:p text:style-name="P6"><text:span><![CDATA[4]]></text:span></text:p>
          </table:table-cell>
          <table:table-cell table:style-name="Table5.Cell38">
            <text:p text:style-name="P7"><text:span><![CDATA[05644]]></text:span></text:p>
          </table:table-cell>
        </table:table-row>
        <table:table-row table:style-name="Table5.Row2">
          <table:table-cell table:style-name="Table5.Cell30">
            <text:p text:style-name="P6"><text:span><![CDATA[71]]></text:span></text:p>
          </table:table-cell>
          <table:table-cell table:style-name="Table5.Cell31">
            <text:p text:style-name="P7"><text:span><![CDATA[562]]></text:span></text:p>
          </table:table-cell>
          <table:table-cell table:style-name="Table5.Cell32">
            <text:p text:style-name="P8"><text:span><![CDATA[Malappuram]]></text:span></text:p>
          </table:table-cell>
          <table:table-cell table:style-name="Table5.Cell33">
            <text:p text:style-name="P7"><text:span><![CDATA[5645]]></text:span></text:p>
          </table:table-cell>
          <table:table-cell table:style-name="Table5.Cell34">
            <text:p text:style-name="P7"><text:span><![CDATA[2]]></text:span></text:p>
          </table:table-cell>
          <table:table-cell table:style-name="Table5.Cell35">
            <text:p text:style-name="P8"><text:span><![CDATA[Tirurangadi]]></text:span></text:p>
          </table:table-cell>
          <table:table-cell table:style-name="Table5.Cell36">
            <text:p text:style-name="P8"><text:span><![CDATA[തിരൂരങ്ങാടി]]></text:span></text:p>
          </table:table-cell>
          <table:table-cell table:style-name="Table5.Cell37">
            <text:p text:style-name="P6"><text:span><![CDATA[5]]></text:span></text:p>
          </table:table-cell>
          <table:table-cell table:style-name="Table5.Cell38">
            <text:p text:style-name="P7"><text:span><![CDATA[05645]]></text:span></text:p>
          </table:table-cell>
        </table:table-row>
        <table:table-row table:style-name="Table5.Row2">
          <table:table-cell table:style-name="Table5.Cell30">
            <text:p text:style-name="P6"><text:span><![CDATA[72]]></text:span></text:p>
          </table:table-cell>
          <table:table-cell table:style-name="Table5.Cell31">
            <text:p text:style-name="P7"><text:span><![CDATA[563]]></text:span></text:p>
          </table:table-cell>
          <table:table-cell table:style-name="Table5.Cell32">
            <text:p text:style-name="P8"><text:span><![CDATA[Palakkad]]></text:span></text:p>
          </table:table-cell>
          <table:table-cell table:style-name="Table5.Cell33">
            <text:p text:style-name="P7"><text:span><![CDATA[7176]]></text:span></text:p>
          </table:table-cell>
          <table:table-cell table:style-name="Table5.Cell34">
            <text:p text:style-name="P7"><text:span><![CDATA[2]]></text:span></text:p>
          </table:table-cell>
          <table:table-cell table:style-name="Table5.Cell35">
            <text:p text:style-name="P8"><text:span><![CDATA[Tribal Taluk Office Attappadi]]></text:span></text:p>
          </table:table-cell>
          <table:table-cell table:style-name="Table5.Cell36">
            <text:p text:style-name="P8"><text:span><![CDATA[ട്രൈബൽ താലൂക്ക് ഓഫീസ് അട്ടപ്പാടി]]></text:span></text:p>
          </table:table-cell>
          <table:table-cell table:style-name="Table5.Cell37">
            <text:p text:style-name="P6"/>
          </table:table-cell>
          <table:table-cell table:style-name="Table5.Cell38">
            <text:p text:style-name="P7"><text:span><![CDATA[00000]]></text:span></text:p>
          </table:table-cell>
        </table:table-row>
        <table:table-row table:style-name="Table5.Row2">
          <table:table-cell table:style-name="Table5.Cell30">
            <text:p text:style-name="P6"><text:span><![CDATA[73]]></text:span></text:p>
          </table:table-cell>
          <table:table-cell table:style-name="Table5.Cell31">
            <text:p text:style-name="P7"><text:span><![CDATA[556]]></text:span></text:p>
          </table:table-cell>
          <table:table-cell table:style-name="Table5.Cell32">
            <text:p text:style-name="P8"><text:span><![CDATA[Idukki]]></text:span></text:p>
          </table:table-cell>
          <table:table-cell table:style-name="Table5.Cell33">
            <text:p text:style-name="P7"><text:span><![CDATA[5665]]></text:span></text:p>
          </table:table-cell>
          <table:table-cell table:style-name="Table5.Cell34">
            <text:p text:style-name="P7"><text:span><![CDATA[2]]></text:span></text:p>
          </table:table-cell>
          <table:table-cell table:style-name="Table5.Cell35">
            <text:p text:style-name="P8"><text:span><![CDATA[Udumbanchola]]></text:span></text:p>
          </table:table-cell>
          <table:table-cell table:style-name="Table5.Cell36">
            <text:p text:style-name="P8"><text:span><![CDATA[ഉടുമ്പന്‍ ചോല]]></text:span></text:p>
          </table:table-cell>
          <table:table-cell table:style-name="Table5.Cell37">
            <text:p text:style-name="P6"><text:span><![CDATA[2]]></text:span></text:p>
          </table:table-cell>
          <table:table-cell table:style-name="Table5.Cell38">
            <text:p text:style-name="P7"><text:span><![CDATA[05665]]></text:span></text:p>
          </table:table-cell>
        </table:table-row>
        <table:table-row table:style-name="Table5.Row2">
          <table:table-cell table:style-name="Table5.Cell30">
            <text:p text:style-name="P6"><text:span><![CDATA[74]]></text:span></text:p>
          </table:table-cell>
          <table:table-cell table:style-name="Table5.Cell31">
            <text:p text:style-name="P7"><text:span><![CDATA[560]]></text:span></text:p>
          </table:table-cell>
          <table:table-cell table:style-name="Table5.Cell32">
            <text:p text:style-name="P8"><text:span><![CDATA[Kottayam]]></text:span></text:p>
          </table:table-cell>
          <table:table-cell table:style-name="Table5.Cell33">
            <text:p text:style-name="P7"><text:span><![CDATA[5669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Vaikom]]></text:span></text:p>
          </table:table-cell>
          <table:table-cell table:style-name="Table5.Cell36">
            <text:p text:style-name="P8"><text:span><![CDATA[വൈക്കം]]></text:span></text:p>
          </table:table-cell>
          <table:table-cell table:style-name="Table5.Cell37">
            <text:p text:style-name="P6"><text:span><![CDATA[2]]></text:span></text:p>
          </table:table-cell>
          <table:table-cell table:style-name="Table5.Cell38">
            <text:p text:style-name="P7"><text:span><![CDATA[05669]]></text:span></text:p>
          </table:table-cell>
        </table:table-row>
        <table:table-row table:style-name="Table5.Row2">
          <table:table-cell table:style-name="Table5.Cell30">
            <text:p text:style-name="P6"><text:span><![CDATA[75]]></text:span></text:p>
          </table:table-cell>
          <table:table-cell table:style-name="Table5.Cell31">
            <text:p text:style-name="P7"><text:span><![CDATA[565]]></text:span></text:p>
          </table:table-cell>
          <table:table-cell table:style-name="Table5.Cell32">
            <text:p text:style-name="P8"><text:span><![CDATA[Thiruvananthapuram]]></text:span></text:p>
          </table:table-cell>
          <table:table-cell table:style-name="Table5.Cell33">
            <text:p text:style-name="P7"><text:span><![CDATA[5946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Varkala]]></text:span></text:p>
          </table:table-cell>
          <table:table-cell table:style-name="Table5.Cell36">
            <text:p text:style-name="P8"><text:span><![CDATA[വര്‍ക്കല]]></text:span></text:p>
          </table:table-cell>
          <table:table-cell table:style-name="Table5.Cell37">
            <text:p text:style-name="P6"/>
          </table:table-cell>
          <table:table-cell table:style-name="Table5.Cell38">
            <text:p text:style-name="P7"><text:span><![CDATA[00000]]></text:span></text:p>
          </table:table-cell>
        </table:table-row>
        <table:table-row table:style-name="Table5.Row2">
          <table:table-cell table:style-name="Table5.Cell30">
            <text:p text:style-name="P6"><text:span><![CDATA[76]]></text:span></text:p>
          </table:table-cell>
          <table:table-cell table:style-name="Table5.Cell31">
            <text:p text:style-name="P7"><text:span><![CDATA[561]]></text:span></text:p>
          </table:table-cell>
          <table:table-cell table:style-name="Table5.Cell32">
            <text:p text:style-name="P8"><text:span><![CDATA[Kozhikode]]></text:span></text:p>
          </table:table-cell>
          <table:table-cell table:style-name="Table5.Cell33">
            <text:p text:style-name="P7"><text:span><![CDATA[5638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Vatakara]]></text:span></text:p>
          </table:table-cell>
          <table:table-cell table:style-name="Table5.Cell36">
            <text:p text:style-name="P8"><text:span><![CDATA[വടകര]]></text:span></text:p>
          </table:table-cell>
          <table:table-cell table:style-name="Table5.Cell37">
            <text:p text:style-name="P6"><text:span><![CDATA[1]]></text:span></text:p>
          </table:table-cell>
          <table:table-cell table:style-name="Table5.Cell38">
            <text:p text:style-name="P7"><text:span><![CDATA[05638]]></text:span></text:p>
          </table:table-cell>
        </table:table-row>
        <table:table-row table:style-name="Table5.Row2">
          <table:table-cell table:style-name="Table5.Cell30">
            <text:p text:style-name="P6"><text:span><![CDATA[77]]></text:span></text:p>
          </table:table-cell>
          <table:table-cell table:style-name="Table5.Cell31">
            <text:p text:style-name="P7"><text:span><![CDATA[558]]></text:span></text:p>
          </table:table-cell>
          <table:table-cell table:style-name="Table5.Cell32">
            <text:p text:style-name="P8"><text:span><![CDATA[Kasaragod]]></text:span></text:p>
          </table:table-cell>
          <table:table-cell table:style-name="Table5.Cell33">
            <text:p text:style-name="P7"><text:span><![CDATA[5933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Vellarikkundu]]></text:span></text:p>
          </table:table-cell>
          <table:table-cell table:style-name="Table5.Cell36">
            <text:p text:style-name="P8"><text:span><![CDATA[വെള്ളാരിക്കുണ്ട്]]></text:span></text:p>
          </table:table-cell>
          <table:table-cell table:style-name="Table5.Cell37">
            <text:p text:style-name="P6"/>
          </table:table-cell>
          <table:table-cell table:style-name="Table5.Cell38">
            <text:p text:style-name="P7"><text:span><![CDATA[00000]]></text:span></text:p>
          </table:table-cell>
        </table:table-row>
        <table:table-row table:style-name="Table5.Row2">
          <table:table-cell table:style-name="Table5.Cell30">
            <text:p text:style-name="P6"><text:span><![CDATA[78]]></text:span></text:p>
          </table:table-cell>
          <table:table-cell table:style-name="Table5.Cell31">
            <text:p text:style-name="P7"><text:span><![CDATA[567]]></text:span></text:p>
          </table:table-cell>
          <table:table-cell table:style-name="Table5.Cell32">
            <text:p text:style-name="P8"><text:span><![CDATA[Wayanad]]></text:span></text:p>
          </table:table-cell>
          <table:table-cell table:style-name="Table5.Cell33">
            <text:p text:style-name="P7"><text:span><![CDATA[5637]]></text:span></text:p>
          </table:table-cell>
          <table:table-cell table:style-name="Table5.Cell34">
            <text:p text:style-name="P7"><text:span><![CDATA[1]]></text:span></text:p>
          </table:table-cell>
          <table:table-cell table:style-name="Table5.Cell35">
            <text:p text:style-name="P8"><text:span><![CDATA[Vythiri]]></text:span></text:p>
          </table:table-cell>
          <table:table-cell table:style-name="Table5.Cell36">
            <text:p text:style-name="P8"><text:span><![CDATA[വൈത്തിരി]]></text:span></text:p>
          </table:table-cell>
          <table:table-cell table:style-name="Table5.Cell37">
            <text:p text:style-name="P6"><text:span><![CDATA[3]]></text:span></text:p>
          </table:table-cell>
          <table:table-cell table:style-name="Table5.Cell38">
            <text:p text:style-name="P7"><text:span><![CDATA[05637]]></text:span></text:p>
          </table:table-cell>
        </table:table-row>
        <table:table-row table:style-name="Table5.Row3">
          <table:table-cell table:style-name="Table5.Cell39">
            <text:p/>
          </table:table-cell>
          <table:table-cell table:style-name="Table5.Cell40">
            <text:p/>
          </table:table-cell>
          <table:table-cell table:style-name="Table5.Cell41">
            <text:p/>
          </table:table-cell>
          <table:table-cell table:style-name="Table5.Cell42">
            <text:p/>
          </table:table-cell>
          <table:table-cell table:style-name="Table5.Cell43">
            <text:p/>
          </table:table-cell>
          <table:table-cell table:style-name="Table5.Cell44">
            <text:p/>
          </table:table-cell>
          <table:table-cell table:style-name="Table5.Cell45">
            <text:p/>
          </table:table-cell>
          <table:table-cell table:style-name="Table5.Cell46">
            <text:p/>
          </table:table-cell>
          <table:table-cell table:style-name="Table5.Cell47"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Hidden" style:family="paragraph">
      <style:paragraph-properties text:display="none"/>
    </style:style>
  </office:styles>
  <office:automatic-styles>
    <style:page-layout style:name="Global_Mpm1">
      <style:page-layout-properties fo:margin-bottom="0.25in" fo:margin-top="0.25in" fo:margin-left="0.698in" fo:margin-right="0.771in" style:print-orientation="landscape" fo:page-width="11.0in" fo:page-height="8.5in" style:num-format="1" style:writing-mode="lr"/>
      <style:header-style>
        <style:header-footer-properties fo:min-height="0.5in"/>
      </style:header-style>
      <style:footer-style>
        <style:header-footer-properties fo:min-height="0in"/>
      </style:footer-style>
    </style:page-layout>
    <style:style style:name="Table4.Global_Table1" style:family="table">
      <style:table-properties table:border-model="collapsing" table:align="left" style:width="9.531in" fo:text-align="start" style:vertical-align="baseline"/>
    </style:style>
    <style:style style:name="Table4.Global_Cell1" style:family="table-cell">
      <style:table-cell-properties style:width="9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Global_P1" style:family="paragraph" style:parent-style-name="Standard">
      <style:paragraph-properties fo:padding-bottom="0.0in" fo:padding-top="0.0in" fo:padding-left="0.0in" fo:padding-right="0.0in"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Global_T1" style:family="text"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6.Global_Table2" style:family="table">
      <style:table-properties table:border-model="collapsing" table:align="left" style:width="9.531in" fo:text-align="start" style:vertical-align="baseline"/>
    </style:style>
    <style:style style:name="Table6.Global_Cell2" style:family="table-cell">
      <style:table-cell-properties style:width="9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</office:automatic-styles>
  <office:master-styles>
    <style:master-page style:name="Mp-1-1" style:display-name="Simple MasterPage" style:page-layout-name="Global_Mpm1">
      <style:header/>
      <style:footer>
        <table:table table:style-name="Table4.Global_Table1">
          <table:table-column/>
          <table:table-row>
            <table:table-cell table:style-name="Table4.Global_Cell1">
              <text:p text:style-name="Global_P1"><text:span text:style-name="Global_T1"><![CDATA[Jan 23, 2026 9:00 PM]]></text:span></text:p>
            </table:table-cell>
          </table:table-row>
        </table:table>
      </style:footer>
    </style:master-page>
    <style:master-page style:name="Mp-1-2" style:display-name="Simple MasterPage-2" style:page-layout-name="Global_Mpm1">
      <style:header/>
      <style:footer>
        <table:table table:style-name="Table6.Global_Table2">
          <table:table-column/>
          <table:table-row>
            <table:table-cell table:style-name="Table6.Global_Cell2">
              <text:p text:style-name="Global_P1"><text:span text:style-name="Global_T1"><![CDATA[Jan 23, 2026 9:00 PM]]>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dc:date>Jan 23, 2026 9:00 PM</dc:date>
  <meta:creation-date>Jan 23, 2026 9:00 PM</meta:creation-date>
  <meta:generator>BIRT/2.6</meta:generator>
</office:document-meta>
</file>